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9.87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10.774cm"/>
    </style:style>
    <style:style style:name="co7" style:family="table-column">
      <style:table-column-properties fo:break-before="auto" style:column-width="8.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828cm"/>
    </style:style>
    <style:style style:name="co10" style:family="table-column">
      <style:table-column-properties fo:break-before="auto" style:column-width="3.38cm"/>
    </style:style>
    <style:style style:name="co11" style:family="table-column">
      <style:table-column-properties fo:break-before="auto" style:column-width="13.958cm"/>
    </style:style>
    <style:style style:name="co12" style:family="table-column">
      <style:table-column-properties fo:break-before="auto" style:column-width="11.328cm"/>
    </style:style>
    <style:style style:name="co13" style:family="table-column">
      <style:table-column-properties fo:break-before="auto" style:column-width="3.219cm"/>
    </style:style>
    <style:style style:name="co14" style:family="table-column">
      <style:table-column-properties fo:break-before="auto" style:column-width="11.146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16.836cm"/>
    </style:style>
    <style:style style:name="co17" style:family="table-column">
      <style:table-column-properties fo:break-before="auto" style:column-width="3.37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heet1_5f_5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1_5f_4">
      <style:table-properties table:display="true" style:writing-mode="lr-tb"/>
    </style:style>
    <style:style style:name="ta4" style:family="table" style:master-page-name="Sheet1_5f_3">
      <style:table-properties table:display="true" style:writing-mode="lr-tb"/>
    </style:style>
    <style:style style:name="ta5" style:family="table" style:master-page-name="Sheet1_5f_2">
      <style:table-properties table:display="true" style:writing-mode="lr-tb"/>
    </style:style>
    <style:style style:name="ta6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ae00" style:text-line-through-styl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font-name="Sans" fo:font-size="10pt" fo:font-style="italic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99ff" style:text-line-through-styl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font-name="Sans" fo:font-size="10pt" fo:font-style="italic" style:text-underline-style="none" fo:font-weight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8080" style:text-line-through-style="none" style:font-name="Sans" fo:font-size="10pt" fo:font-style="italic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ae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808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_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0" office:value-type="string">
            <text:p>max contig length</text:p>
          </table:table-cell>
          <table:table-cell table:style-name="ce10" office:value-type="string">
            <text:p># of contigs</text:p>
          </table:table-cell>
          <table:table-cell table:style-name="ce10" office:value-type="string">
            <text:p># contigs &gt;100</text:p>
          </table:table-cell>
          <table:table-cell table:style-name="ce10" office:value-type="string">
            <text:p># contigs &gt;200</text:p>
          </table:table-cell>
          <table:table-cell table:style-name="ce10" office:value-type="string">
            <text:p># contigs &gt;300</text:p>
          </table:table-cell>
          <table:table-cell table:style-name="ce10" office:value-type="string">
            <text:p># of blast hits</text:p>
          </table:table-cell>
          <table:table-cell table:style-name="Gnumeric-default"/>
          <table:table-cell table:style-name="ce7" office:value-type="string">
            <text:p>First 10 best hitting SSAKE contigs</text:p>
          </table:table-cell>
          <table:table-cell table:style-name="ce7" office:value-type="string">
            <office:annotation draw:style-name="gr1" draw:text-style-name="P1" svg:width="4.898cm" svg:height="2.571cm" svg:x="50.603cm" svg:y="0cm" draw:caption-point-x="-0.61cm" draw:caption-point-y="0.01cm">
              <dc:creator>CK</dc:creator>
              <dc:date>2014-11-22T00:00:00</dc:date>
              <text:p text:style-name="P1">Results of mapping the reads from all 36 individuals back to the Primer3ready_with_RADtags reference</text:p>
              <text:p text:style-name="P1"/>
            </office:annotation>
            <text:p>mapping back to PE contigs</text:p>
          </table:table-cell>
          <table:table-cell table:style-name="ce7" table:number-columns-repeated="1014"/>
        </table:table-row>
        <table:table-row table:style-name="ro1">
          <table:table-cell table:style-name="ce2" office:value-type="string">
            <text:p>LC01005A2G05.f1_downstream.fa.ssake_m17_o1_r0.7_t0_w1_pid63213.contigs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string">
            <text:p>contig1|size125|read118|cov48.14|blast7e-31+++contig6|size110|read23|cov10.66|blast5e-26+++contig8|size82|read9|cov5.60|blast1e-24+++contig4|size83|read26|cov15.98|blast7e-22+++contig10|size85|read2|cov1.20|blast8e-22+++contig7|size94|read15|cov8.14|blast1e-20+++contig3|size84|read26|cov15.79|blast6e-17+++contig5|size60|read11|cov9.35|blast7e-14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1005A2G05.f1_upstream.fa.ssake_m17_o1_r0.7_t0_w1_pid63213.contigs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1|size123|read24|cov9.95|blast2e-24+++contig2|size132|read11|cov4.25|blast3e-23+++contig3|size61|read9|cov7.52|blast2e-13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C01006A2D02.f1_downstream.fa.ssake_m23_o1_r0.7_t0_w1_pid63213.contigs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contig3|size53|read4|cov3.85|blast1e-15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>
            <text:p>LC01006A2D02.f1_upstream.fa.ssake_m18_o1_r0.7_t0_w1_pid63213.contigs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01010B2D11.f1_downstream.fa.ssake_m12_o1_r0.7_t0_w1_pid63213.contigs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146|read12|cov4.19|blast8e-37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LC01010B2D11.f1_upstream.fa.ssake_m17_o1_r0.7_t0_w1_pid63213.contigs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83|read9|cov5.53|blast3e-26 </text:p>
          </table:table-cell>
          <table:table-cell table:style-name="ce1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1012A2E09.f1_downstream.fa.ssake_m27_o1_r0.7_t0_w1_pid63213.contigs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62">
            <text:p>6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206">
            <text:p>206</text:p>
          </table:table-cell>
          <table:table-cell table:style-name="ce5"/>
          <table:table-cell table:style-name="ce5" office:value-type="string">
            <text:p>contig4|size325|read563|cov88.35|blast8e-48+++contig37|size155|read116|cov38.17|blast4e-41+++contig18|size135|read67|cov25.31|blast4e-41+++contig71|size302|read181|cov30.57|blast4e-38+++contig44|size145|read90|cov31.66|blast7e-38+++contig100|size174|read69|cov20.22|blast1e-36+++contig70|size117|read52|cov22.67|blast2e-36+++contig56|size198|read76|cov19.58|blast1e-35+++contig39|size151|read114|cov38.50|blast1e-35+++contig28|size120|read38|cov16.15|blast9e-36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>
            <text:p>LC01012A2E09.f1_upstream.fa.ssake_m17_o1_r0.7_t0_w1_pid63213.contigs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1024A1G12.f1_downstream.fa.ssake_m19_o1_r0.7_t0_w1_pid63213.contigs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contig15|size206|read34|cov8.42|blast9e-45+++contig9|size231|read138|cov30.47|blast5e-36+++contig6|size176|read121|cov35.06|blast4e-35+++contig7|size130|read186|cov72.97|blast2e-32+++contig1|size352|read202|cov29.27|blast2e-31+++contig28|size105|read43|cov20.89|blast2e-30+++contig25|size130|read44|cov17.26|blast8e-30+++contig29|size219|read98|cov22.82|blast5e-29+++contig16|size223|read119|cov27.22|blast2e-28+++contig51|size111|read10|cov4.59|blast4e-27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01024A1G12.f1_upstream.fa.ssake_m12_o1_r0.7_t0_w1_pid63213.contigs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">
            <text:p>4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/>
          <table:table-cell table:style-name="Gnumeric-default" office:value-type="string">
            <text:p>contig1|size188|read117|cov31.74|blast1e-36+++contig2|size102|read65|cov32.50|blast4e-20+++contig10|size133|read11|cov4.22|blast3e-17+++contig3|size83|read19|cov11.67|blast7e-16+++contig11|size72|read3|cov2.12|blast7e-15+++contig4|size85|read17|cov10.20|blast3e-14+++contig5|size83|read10|cov6.14|blast1e-11+++contig8|size56|read8|cov7.29|blast3e-11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C01027B1F11.f1_downstream.fa.ssake_m17_o1_r0.7_t0_w1_pid63213.contigs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6">
            <text:p>56</text:p>
          </table:table-cell>
          <table:table-cell table:style-name="ce3"/>
          <table:table-cell table:style-name="ce3" office:value-type="string">
            <text:p>contig53|size168|read29|cov8.80|blast3e-31+++contig37|size254|read55|cov11.04|blast1e-30+++contig143|size135|read9|cov3.40|blast4e-28+++contig115|size132|read17|cov6.57|blast4e-28+++contig3|size108|read26|cov12.28|blast1e-27+++contig50|size71|read10|cov7.18|blast4e-24+++contig43|size279|read68|cov12.43|blast2e-22+++contig13|size131|read30|cov11.68|blast1e-22+++contig55|size100|read23|cov11.73|blast3e-22+++contig5|size135|read52|cov19.64|blast1e-21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>
            <text:p>LC01027B1F11.f1_upstream.fa.ssake_m19_o1_r0.7_t0_w1_pid63213.contigs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LC01048B2F05.f2_downstream.fa.ssake_m13_o1_r0.7_t0_w1_pid63213.contigs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LC01048B2F05.f2_upstream.fa.ssake_m16_o1_r0.7_t0_w1_pid63213.contigs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3" office:value-type="string">
            <text:p>contig55|size99|read22|cov11.33|blast9e-22+++contig31|size108|read25|cov11.81|blast1e-20+++contig67|size74|read15|cov10.34|blast3e-20+++contig6|size158|read60|cov19.37|blast3e-18+++contig56|size120|read26|cov11.05|blast7e-18+++contig152|size71|read13|cov9.34|blast4e-18+++contig98|size114|read13|cov5.82|blast2e-17+++contig74|size84|read15|cov9.11|blast6e-17+++contig145|size57|read11|cov9.84|blast4e-17+++contig45|size86|read16|cov9.49|blast2e-16 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1049B2F02.f1_downstream.fa.ssake_m21_o1_r0.7_t0_w1_pid63213.contigs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contig83|size64|read3|cov2.39|blast5e-16+++contig66|size63|read7|cov5.67|blast2e-15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01049B2F02.f1_upstream.fa.ssake_m11_o1_r0.7_t0_w1_pid63213.contigs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3">
            <text:p>3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1|size67|read41|cov31.21|blast6e-2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01053A2H03.f1_downstream.fa.ssake_m13_o1_r0.7_t0_w1_pid63213.contigs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11"/>
          <table:table-cell table:style-name="ce11" office:value-type="string">
            <text:p>contig15|size275|read37|cov6.86|blast4e-38+++contig1|size151|read129|cov43.57|blast3e-30+++contig11|size159|read36|cov11.55|blast2e-27+++contig13|size75|read11|cov7.48|blast3e-20+++contig25|size82|read5|cov3.11|blast1e-19+++contig22|size61|read8|cov6.69|blast3e-18+++contig20|size61|read13|cov10.87|blast3e-18+++contig4|size69|read20|cov14.78|blast4e-17+++contig6|size87|read18|cov10.55|blast4e-13+++contig9|size66|read10|cov7.73|blast3e-12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1053A2H03.f1_upstream.fa.ssake_m13_o1_r0.7_t0_w1_pid63213.contigs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150|read58|cov19.72|blast2e-19+++contig5|size70|read2|cov1.46|blast1e-18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1059B2A04.f1_downstream.fa.ssake_m22_o1_r0.7_t0_w1_pid63213.contigs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office:value-type="string">
            <text:p>contig36|size250|read49|cov10.00|blast3e-38+++contig32|size160|read34|cov10.84|blast2e-31+++contig14|size137|read23|cov8.56|blast7e-31+++contig6|size219|read46|cov10.71|blast2e-27+++contig62|size133|read19|cov7.29|blast5e-26+++contig120|size143|read14|cov4.99|blast2e-25+++contig12|size183|read31|cov8.64|blast9e-25+++contig18|size181|read109|cov30.71|blast1e-23+++contig25|size146|read38|cov13.27|blast1e-22+++contig58|size108|read10|cov4.72|blast9e-22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01059B2A04.f1_upstream.fa.ssake_m20_o1_r0.7_t0_w1_pid63213.contigs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string">
            <text:p>contig1|size151|read54|cov18.24|blast5e-33+++contig8|size77|read7|cov4.64|blast2e-21+++contig5|size76|read9|cov6.04|blast3e-14+++contig7|size77|read6|cov3.97|blast3e-13+++contig2|size94|read18|cov9.77|blast5e-1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02008A1C02.f1_downstream.fa.ssake_m11_o1_r0.7_t0_w1_pid63213.contigs</text:p>
          </table:table-cell>
          <table:table-cell table:style-name="ce11" office:value-type="float" office:value="133">
            <text:p>133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3|size133|read9|cov3.45|blast7e-43+++contig2|size102|read13|cov6.50|blast6e-30+++contig1|size102|read10|cov5.00|blast5e-12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2008A1C02.f1_upstream.fa.ssake_m19_o1_r0.7_t0_w1_pid63213.contigs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174|read36|cov10.55|blast2e-14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01A1D08.f1_downstream.fa.ssake_m21_o1_r0.7_t0_w1_pid63213.contigs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/>
          <table:table-cell table:style-name="Gnumeric-default" office:value-type="string">
            <text:p>contig9|size247|read138|cov28.49|blast9e-21+++contig81|size105|read13|cov6.31|blast1e-20+++contig144|size88|read10|cov5.80|blast2e-17+++contig120|size109|read11|cov5.15|blast3e-15+++contig8|size151|read40|cov13.51|blast6e-14+++contig99|size137|read25|cov9.31|blast2e-13+++contig102|size76|read8|cov5.37|blast4e-12+++contig31|size203|read65|cov16.33|blast4e-11+++contig22|size80|read17|cov10.84|blast2e-11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03001A1D08.f1_upstream.fa.ssake_m21_o1_r0.7_t0_w1_pid63213.contigs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contig5|size142|read35|cov12.57|blast5e-27+++contig2|size137|read40|cov14.89|blast5e-27+++contig29|size148|read40|cov13.78|blast3e-23+++contig61|size84|read12|cov7.29|blast5e-18+++contig57|size92|read13|cov7.21|blast5e-18+++contig30|size136|read20|cov7.50|blast1e-16+++contig82|size79|read7|cov4.52|blast2e-16+++contig114|size80|read2|cov1.27|blast2e-16+++contig62|size122|read18|cov7.52|blast4e-15+++contig46|size111|read12|cov5.51|blast3e-15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LC03001A1F04.f1_downstream.fa.ssake_m16_o1_r0.7_t0_w1_pid63213.contigs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contig1|size97|read12|cov6.31|blast1e-38</text:p>
          </table:table-cell>
          <table:table-cell table:style-name="ce4" table:number-columns-repeated="1015"/>
        </table:table-row>
        <table:table-row table:style-name="ro1">
          <table:table-cell table:style-name="ce3" office:value-type="string">
            <text:p>LC03001A1F04.f1_upstream.fa.ssake_m15_o1_r0.7_t0_w1_pid63213.contig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<text:s/>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3001B1C02.f1_downstream.fa.ssake_m18_o1_r0.7_t0_w1_pid63213.contigs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4|size75|read10|cov6.80|blast6e-16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03001B1C02.f1_upstream.fa.ssake_m18_o1_r0.7_t0_w1_pid63213.contigs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contig1|size179|read94|cov26.78|blast4e-29+++contig4|size279|read53|cov9.69|blast1e-26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03001B1D09.f1_downstream.fa.ssake_m15_o1_r0.7_t0_w1_pid63213.contigs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contig11|size80|read3|cov1.91|blast3e-26+++contig6|size80|read7|cov4.46|blast1e-24+++contig4|size139|read25|cov9.17|blast2e-24+++contig3|size84|read18|cov10.93|blast2e-16+++contig7|size76|read6|cov4.03|blast2e-14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01B1D09.f1_upstream.fa.ssake_m22_o1_r0.7_t0_w1_pid63213.contigs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string">
            <text:p>contig3|size118|read14|cov6.05|blast9e-29+++contig6|size75|read11|cov7.48|blast7e-21+++contig11|size79|read8|cov5.16|blast1e-18+++contig5|size116|read19|cov8.35|blast8e-17+++contig12|size82|read7|cov4.35|blast2e-16+++contig14|size69|read7|cov5.17|blast2e-15+++contig18|size85|read6|cov3.60|blast1e-12+++contig8|size72|read6|cov4.25|blast3e-12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02A1H02.f1_downstream.fa.ssake_m18_o1_r0.7_t0_w1_pid63213.contigs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string">
            <text:p>contig3|size154|read23|cov7.62|blast1e-19+++contig1|size230|read106|cov23.50|blast1e-16+++contig13|size106|read4|cov1.92|blast5e-17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03002A1H02.f1_upstream.fa.ssake_m28_o1_r0.7_t0_w1_pid63213.contigs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contig4|size66|read6|cov4.64|blast2e-19+++contig2|size74|read7|cov4.82|blast2e-19+++contig1|size67|read31|cov23.60|blast8e-18+++contig5|size62|read6|cov4.94|blast1e-15+++contig3|size53|read9|cov8.66|blast1e-13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04A2B08.f1_downstream.fa.ssake_m23_o1_r0.7_t0_w1_pid63213.contigs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3">
            <text:p>3</text:p>
          </table:table-cell>
          <table:table-cell table:number-columns-repeated="4" table:style-name="Gnumeric-default" office:value-type="float" office:value="0">
            <text:p>0</text:p>
          </table:table-cell>
          <table:table-cell table:style-name="Gnumeric-default" table:number-columns-repeated="1017"/>
        </table:table-row>
        <table:table-row table:style-name="ro1">
          <table:table-cell table:style-name="ce5" office:value-type="string">
            <text:p>LC03004A2B08.f1_upstream.fa.ssake_m32_o1_r0.7_t0_w1_pid63213.contigs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10B1A12.f1_downstream.fa.ssake_m11_o1_r0.7_t0_w1_pid63213.contigs</text:p>
          </table:table-cell>
          <table:table-cell table:style-name="Gnumeric-default" office:value-type="float" office:value="285">
            <text:p>28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9|size64|read11|cov8.77|blast2e-14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03010B1A12.f1_upstream.fa.ssake_m16_o1_r0.7_t0_w1_pid63213.contigs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11560">
            <text:p>11560</text:p>
          </table:table-cell>
          <table:table-cell table:style-name="ce5" office:value-type="float" office:value="2760">
            <text:p>276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contig6135|size124|read11|cov4.52|blast3e-15+++contig5915|size94|read11|cov5.97|blast1e-13+++contig7592|size61|read8|cov6.69|blast2e-13+++contig10627|size80|read2|cov1.27|blast4e-12+++contig5714|size67|read8|cov6.09|blast3e-11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C03010B2B01.f1_downstream.fa.ssake_m21_o1_r0.7_t0_w1_pid63213.contigs</text:p>
          </table:table-cell>
          <table:table-cell table:style-name="ce3" office:value-type="float" office:value="369">
            <text:p>369</text:p>
          </table:table-cell>
          <table:table-cell table:style-name="ce3" office:value-type="float" office:value="3413">
            <text:p>3413</text:p>
          </table:table-cell>
          <table:table-cell table:style-name="ce3" office:value-type="float" office:value="654">
            <text:p>654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95">
            <text:p>1695</text:p>
          </table:table-cell>
          <table:table-cell table:style-name="ce3"/>
          <table:table-cell table:style-name="ce3" office:value-type="string">
            <text:p>contig8|size155|read446|cov146.75|blast4e-53+++contig70|size153|read30|cov10.00|blast1e-47+++contig31|size238|read310|cov66.43|blast2e-47+++contig641|size151|read32|cov10.81|blast4e-47+++contig731|size152|read67|cov22.48|blast1e-46+++contig172|size139|read72|cov26.42|blast4e-46+++contig2689|size162|read11|cov3.46|blast9e-43+++contig195|size237|read186|cov40.03|blast5e-42+++contig621|size144|read50|cov17.71|blast9e-42+++contig213|size243|read72|cov15.11|blast2e-41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>
            <text:p>LC03010B2B01.f1_upstream.fa.ssake_m11_o1_r0.7_t0_w1_pid63213.contigs</text:p>
          </table:table-cell>
          <table:table-cell table:style-name="ce4" office:value-type="float" office:value="369">
            <text:p>369</text:p>
          </table:table-cell>
          <table:table-cell table:style-name="ce4" office:value-type="float" office:value="626">
            <text:p>626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LC03012A1D06.f1_downstream.fa.ssake_m24_o1_r0.7_t0_w1_pid63213.contigs</text:p>
          </table:table-cell>
          <table:table-cell table:style-name="ce11" office:value-type="float" office:value="251">
            <text:p>25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03012A1D06.f1_upstream.fa.ssake_m23_o1_r0.7_t0_w1_pid63213.contigs</text:p>
          </table:table-cell>
          <table:table-cell table:style-name="ce11" office:value-type="float" office:value="295">
            <text:p>295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string">
            <text:p>contig1|size295|read290|cov50.14|blast5e-81+++contig10|size163|read62|cov19.40|blast5e-40+++contig16|size135|read40|cov15.11|blast2e-36+++contig12|size121|read29|cov12.22|blast8e-36+++contig9|size109|read33|cov15.44|blast3e-28+++contig2|size105|read118|cov57.31|blast5e-25+++contig29|size79|read4|cov2.58|blast1e-23+++contig6|size63|read15|cov12.14|blast2e-21+++contig23|size71|read5|cov3.59|blast2e-20+++contig3|size76|read56|cov37.58|blast3e-19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03012B1A04.f1_downstream.fa.ssake_m27_o1_r0.7_t0_w1_pid63213.contigs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string">
            <text:p>contig5|size128|read23|cov9.16|blast3e-41+++contig1|size87|read26|cov15.24|blast1e-32+++contig6|size86|read10|cov5.93|blast2e-28+++contig11|size75|read3|cov2.04|blast1e-23+++contig4|size68|read11|cov8.25|blast5e-23+++contig3|size61|read8|cov6.69|blast4e-23+++contig12|size72|read2|cov1.42|blast5e-23+++contig2|size69|read14|cov10.35|blast2e-21+++contig8|size63|read5|cov4.05|blast8e-20+++contig10|size63|read5|cov4.05|blast9e-19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12B1A04.f1_upstream.fa.ssake_m14_o1_r0.7_t0_w1_pid63213.contigs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79|read13|cov8.39|blast8e-21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LC03013B1H08.f1_downstream.fa.ssake_m19_o1_r0.7_t0_w1_pid63213.contigs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LC03013B1H08.f1_upstream.fa.ssake_m21_o1_r0.7_t0_w1_pid63213.contigs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/>
          <table:table-cell table:style-name="ce3" office:value-type="string">
            <text:p>contig12|size171|read76|cov22.67|blast5e-53+++contig39|size176|read88|cov25.50|blast1e-47+++contig23|size324|read107|cov16.84|blast1e-45+++contig10|size140|read104|cov37.89|blast3e-42+++contig1|size183|read76|cov21.18|blast4e-41+++contig54|size154|read35|cov11.59|blast1e-34+++contig80|size133|read27|cov10.35|blast5e-32+++contig97|size121|read14|cov5.90|blast6e-31+++contig8|size188|read153|cov41.51|blast4e-29+++contig9|size135|read42|cov15.87|blast1e-28 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C03014B1A06.f1_downstream.fa.ssake_m21_o1_r0.7_t0_w1_pid63213.contigs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6">
            <text:p>36</text:p>
          </table:table-cell>
          <table:table-cell table:style-name="ce3"/>
          <table:table-cell table:style-name="ce3" office:value-type="string">
            <text:p>contig11|size234|read83|cov18.09|blast6e-32+++contig24|size121|read16|cov6.74|blast2e-29+++contig39|size207|read47|cov11.58|blast1e-27+++contig6|size130|read38|cov14.91|blast3e-26+++contig58|size124|read18|cov7.40|blast1e-24+++contig33|size156|read54|cov17.65|blast6e-24+++contig2|size89|read56|cov32.09|blast3e-24+++contig55|size82|read12|cov7.46|blast1e-23+++contig4|size106|read25|cov12.03|blast1e-23+++contig8|size155|read88|cov28.95|blast7e-23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>
            <text:p>LC03014B1A06.f1_upstream.fa.ssake_m20_o1_r0.7_t0_w1_pid63213.contigs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3015B1C04.f1_downstream.fa.ssake_m18_o1_r0.7_t0_w1_pid63213.contigs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contig78|size75|read7|cov4.76|blast3e-12+++contig45|size99|read19|cov9.79|blast1e-11+++contig2|size184|read72|cov19.96|blast3e-11+++contig1|size147|read87|cov30.18|blast2e-1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>
            <text:p>LC03015B1C04.f1_upstream.fa.ssake_m17_o1_r0.7_t0_w1_pid63213.contigs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LC03018A1A08.f1_downstream.fa.ssake_m23_o1_r0.7_t0_w1_pid63213.contigs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LC03018A1A08.f1_upstream.fa.ssake_m25_o1_r0.7_t0_w1_pid63213.contigs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09">
            <text:p>209</text:p>
          </table:table-cell>
          <table:table-cell table:style-name="ce3"/>
          <table:table-cell table:style-name="ce3" office:value-type="string">
            <text:p>contig10|size199|read51|cov13.07|blast9e-63+++contig3|size307|read227|cov37.71|blast5e-50+++contig14|size199|read126|cov32.29|blast3e-50+++contig2|size175|read230|cov67.03|blast2e-46+++contig66|size144|read34|cov12.04|blast1e-39+++contig30|size152|read35|cov11.74|blast2e-37+++contig11|size162|read96|cov30.22|blast2e-37+++contig35|size112|read36|cov16.39|blast2e-35+++contig168|size110|read7|cov3.25|blast8e-35+++contig108|size120|read22|cov9.35|blast1e-33 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19A1B03.f1_downstream.fa.ssake_m28_o1_r0.7_t0_w1_pid63213.contigs</text:p>
          </table:table-cell>
          <table:table-cell table:style-name="Gnumeric-default" office:value-type="float" office:value="290">
            <text:p>29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style-name="Gnumeric-default"/>
          <table:table-cell table:style-name="Gnumeric-default" office:value-type="string">
            <text:p>contig4|size290|read169|cov29.72|blast5e-68+++contig5|size187|read60|cov16.36|blast5e-47+++contig11|size187|read170|cov46.36|blast6e-40+++contig2|size206|read131|cov32.43|blast3e-38+++contig14|size124|read49|cov20.15|blast2e-31+++contig35|size136|read33|cov12.38|blast7e-31+++contig27|size153|read80|cov26.67|blast3e-30+++contig8|size114|read67|cov29.97|blast1e-27+++contig68|size146|read21|cov7.34|blast2e-25+++contig7|size87|read19|cov11.14|blast5e-24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03019A1B03.f1_upstream.fa.ssake_m18_o1_r0.7_t0_w1_pid63213.contigs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3826">
            <text:p>3826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1">
            <text:p>31</text:p>
          </table:table-cell>
          <table:table-cell table:style-name="ce5"/>
          <table:table-cell table:style-name="ce5" office:value-type="string">
            <text:p>contig3497|size91|read3|cov1.63|blast2e-28+++contig335|size232|read120|cov26.38|blast3e-25+++contig3580|size108|read3|cov1.42|blast5e-25+++contig2916|size85|read5|cov3.00|blast1e-24+++contig1386|size76|read19|cov12.75|blast4e-24+++contig642|size226|read47|cov10.61|blast5e-23+++contig911|size83|read17|cov10.45|blast5e-23+++contig3245|size63|read3|cov2.43|blast1e-22+++contig3582|size79|read2|cov1.29|blast6e-22+++contig3564|size74|read2|cov1.38|blast7e-21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19A1F03.f1_downstream.fa.ssake_m15_o1_r0.7_t0_w1_pid63213.contigs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/>
          <table:table-cell table:style-name="Gnumeric-default" office:value-type="string">
            <text:p>contig11|size85|read13|cov7.80|blast3e-33+++contig3|size110|read54|cov25.04|blast4e-32+++contig5|size87|read16|cov9.38|blast5e-30+++contig9|size110|read17|cov7.88|blast2e-29+++contig12|size79|read4|cov2.58|blast1e-25+++contig10|size83|read14|cov8.60|blast4e-25+++contig8|size95|read15|cov8.05|blast2e-24+++contig4|size115|read25|cov11.09|blast2e-24+++contig2|size61|read29|cov24.25|blast2e-19+++contig6|size66|read11|cov8.50|blast5e-16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03019A1F03.f1_upstream.fa.ssake_m16_o1_r0.7_t0_w1_pid63213.contigs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contig7|size115|read37|cov16.41|blast1e-19+++contig29|size86|read10|cov5.93|blast1e-18+++contig22|size88|read14|cov8.11|blast2e-15+++contig13|size92|read36|cov19.96|blast9e-15+++contig10|size64|read15|cov11.95|blast6e-15+++contig16|size99|read14|cov7.21|blast3e-14+++contig14|size277|read79|cov14.55|blast3e-13+++contig26|size52|read8|cov7.85|blast2e-13+++contig8|size86|read14|cov8.30|blast1e-12+++contig37|size77|read12|cov7.95|blast4e-12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3021A1E12.f1_downstream.fa.ssake_m30_o1_r0.7_t0_w1_pid63213.contigs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1|size69|read3|cov2.22|blast2e-1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>
            <text:p>LC03021A1E12.f1_upstream.fa.ssake_m21_o1_r0.7_t0_w1_pid63213.contigs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03022B1G10.f1_downstream.fa.ssake_m17_o1_r0.7_t0_w1_pid63213.contigs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1564">
            <text:p>1564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1">
          <table:table-cell table:style-name="Gnumeric-default" office:value-type="string">
            <text:p>LC03022B1G10.f1_upstream.fa.ssake_m14_o1_r0.7_t0_w1_pid63213.contigs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467">
            <text:p>467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1">
            <text:p>131</text:p>
          </table:table-cell>
          <table:table-cell table:style-name="Gnumeric-default"/>
          <table:table-cell table:style-name="Gnumeric-default" office:value-type="string">
            <text:p>contig140|size165|read50|cov15.45|blast6e-38+++contig22|size214|read55|cov13.11|blast1e-36+++contig74|size135|read37|cov13.98|blast7e-30+++contig153|size138|read18|cov6.65|blast7e-30+++contig122|size216|read76|cov17.94|blast1e-28+++contig345|size125|read7|cov2.86|blast3e-28+++contig53|size121|read33|cov13.91|blast9e-28+++contig55|size132|read41|cov15.84|blast4e-27+++contig29|size192|read73|cov19.39|blast5e-27+++contig68|size113|read20|cov9.03|blast1e-26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03023A2E12.f1_downstream.fa.ssake_m20_o1_r0.7_t0_w1_pid63213.contigs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4">
            <text:p>4</text:p>
          </table:table-cell>
          <table:table-cell table:number-columns-repeated="4" table:style-name="Gnumeric-default" office:value-type="float" office:value="0">
            <text:p>0</text:p>
          </table:table-cell>
          <table:table-cell table:style-name="Gnumeric-default" table:number-columns-repeated="1017"/>
        </table:table-row>
        <table:table-row table:style-name="ro1">
          <table:table-cell table:style-name="ce5" office:value-type="string">
            <text:p>LC03023A2E12.f1_upstream.fa.ssake_m17_o1_r0.7_t0_w1_pid63213.contigs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1115">
            <text:p>1115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C.1094.C1.Contig1233_downstream.fa.ssake_m13_o1_r0.7_t0_w1_pid63213.contigs</text:p>
          </table:table-cell>
          <table:table-cell table:style-name="ce3" office:value-type="float" office:value="176">
            <text:p>17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duplicated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LC.1094.C1.Contig1233_upstream.fa.ssake_m20_o1_r0.7_t0_w1_pid63213.contigs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4"/>
          <table:table-cell table:style-name="ce4" office:value-type="string">
            <text:p>contig1|size226|read191|cov43.10|blast5e-70+++contig10|size291|read124|cov21.73|blast1e-40+++contig8|size103|read36|cov17.83|blast5e-40+++contig5|size111|read43|cov19.76|blast7e-33+++contig3|size250|read104|cov21.22|blast2e-30+++contig7|size77|read29|cov19.21|blast3e-29+++contig13|size118|read23|cov9.94|blast2e-28+++contig2|size82|read47|cov29.23|blast4e-28+++contig9|size100|read19|cov9.69|blast3e-24+++contig27|size111|read14|cov6.43|blast4e-23 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LC.1365.C1.Contig1509_downstream.fa.ssake_m12_o1_r0.7_t0_w1_pid63213.contigs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75|read14|cov9.52|blast3e-33+++contig3|size93|read7|cov3.84|blast2e-16</text:p>
          </table:table-cell>
          <table:table-cell table:style-name="ce11" office:value-type="string">
            <text:p>5 nonduplicate reads from 5 individuals: 1 par, 4 ery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1365.C1.Contig1509_upstream.fa.ssake_m21_o1_r0.7_t0_w1_pid63213.contigs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5" office:value-type="string">
            <text:p>no reads mapped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148.C1.Contig208_downstream.fa.ssake_m11_o1_r0.7_t0_w1_pid63213.contigs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contig33|size262|read94|cov18.30|blast2e-34+++contig66|size210|read54|cov13.11|blast1e-31+++contig2|size207|read133|cov32.77|blast4e-30+++contig38|size134|read20|cov7.61|blast1e-27+++contig16|size184|read66|cov18.29|blast1e-23+++contig81|size84|read18|cov10.93|blast2e-23+++contig13|size179|read22|cov6.27|blast1e-22+++contig56|size182|read37|cov10.37|blast5e-22+++contig25|size146|read66|cov23.05|blast4e-22+++contig15|size134|read75|cov28.54|blast4e-22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148.C1.Contig208_upstream.fa.ssake_m11_o1_r0.7_t0_w1_pid63213.contigs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/>
          <table:table-cell table:style-name="Gnumeric-default" office:value-type="string">
            <text:p>contig7|size171|read98|cov29.23|blast9e-38+++contig1|size219|read196|cov45.64|blast6e-35+++contig25|size202|read58|cov14.64|blast9e-26+++contig18|size111|read18|cov8.27|blast5e-26+++contig16|size166|read89|cov27.34|blast7e-26+++contig75|size102|read30|cov15.00|blast2e-25+++contig11|size147|read34|cov11.80|blast3e-24+++contig45|size99|read20|cov10.30|blast6e-24+++contig95|size81|read5|cov3.15|blast6e-23+++contig32|size178|read45|cov12.89|blast5e-2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14.C2.Contig19_downstream.fa.ssake_m19_o1_r0.7_t0_w1_pid63213.contigs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1|size76|read7|cov4.70|blast2e-19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.14.C2.Contig19_upstream.fa.ssake_m13_o1_r0.7_t0_w1_pid63213.contigs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2|size61|read15|cov12.54|blast4e-14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153.C1.Contig213_downstream.fa.ssake_m16_o1_r0.7_t0_w1_pid63213.contigs</text:p>
          </table:table-cell>
          <table:table-cell table:style-name="ce11" office:value-type="float" office:value="203">
            <text:p>20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203|read60|cov15.07|blast3e-94+++contig1|size173|read61|cov17.98|blast5e-72</text:p>
          </table:table-cell>
          <table:table-cell table:style-name="ce11" office:value-type="string">
            <text:p>12 par, 14 ery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53.C1.Contig213_upstream.fa.ssake_m20_o1_r0.7_t0_w1_pid63213.contigs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256|read156|cov31.08|blast3e-14 </text:p>
          </table:table-cell>
          <table:table-cell table:style-name="ce11" office:value-type="string">
            <text:p>13 ery, 9 par 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1628.C1.Contig1776_downstream.fa.ssake_m28_o1_r0.7_t0_w1_pid63213.contigs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contig1|size307|read156|cov25.92|blast4e-58+++contig3|size81|read13|cov8.19|blast2e-29+++contig4|size70|read3|cov2.19|blast3e-26+++contig6|size61|read2|cov1.67|blast8e-20+++contig5|size54|read3|cov2.83|blast4e-16</text:p>
          </table:table-cell>
          <table:table-cell table:style-name="ce11" office:value-type="string">
            <text:p>all 36 individuals have reads, though not all on both sides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628.C1.Contig1776_upstream.fa.ssake_m19_o1_r0.7_t0_w1_pid63213.contigs</text:p>
          </table:table-cell>
          <table:table-cell table:style-name="ce11" office:value-type="float" office:value="274">
            <text:p>27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1|size274|read281|cov52.30|blast2e-100+++contig2|size78|read5|cov3.27|blast1e-31+++contig3|size110|read3|cov1.39|blast1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2439.C1.Contig2600_downstream.fa.ssake_m13_o1_r0.7_t0_w1_pid63213.contigs</text:p>
          </table:table-cell>
          <table:table-cell table:style-name="Gnumeric-default" office:value-type="float" office:value="367">
            <text:p>367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contig67|size72|read2|cov1.42|blast9e-14+++contig8|size160|read158|cov50.36|blast3e-11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.2439.C1.Contig2600_upstream.fa.ssake_m17_o1_r0.7_t0_w1_pid63213.contigs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2">
            <text:p>172</text:p>
          </table:table-cell>
          <table:table-cell table:style-name="ce5"/>
          <table:table-cell table:style-name="ce5" office:value-type="string">
            <text:p>contig82|size246|read159|cov32.83|blast2e-34+++contig295|size156|read31|cov10.13|blast6e-33+++contig180|size210|read120|cov28.88|blast1e-31+++contig247|size225|read63|cov14.28|blast4e-31+++contig108|size146|read25|cov8.73|blast3e-30+++contig457|size109|read7|cov3.28|blast3e-28+++contig209|size176|read88|cov25.50|blast5e-28+++contig145|size112|read47|cov21.40|blast4e-27+++contig14|size274|read191|cov35.55|blast3e-26+++contig94|size123|read67|cov27.78|blast5e-26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2546.C1.Contig2708_downstream.fa.ssake_m14_o1_r0.7_t0_w1_pid63213.contigs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119|read67|cov28.71|blast7e-47+++contig2|size88|read8|cov4.64|blast6e-33</text:p>
          </table:table-cell>
          <table:table-cell table:style-name="ce11" office:value-type="string">
            <text:p>6 ery, 4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546.C1.Contig2708_upstream.fa.ssake_m22_o1_r0.7_t0_w1_pid63213.contigs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3|size71|read2|cov1.44|blast3e-30+++contig2|size62|read3|cov2.47|blast4e-20 </text:p>
          </table:table-cell>
          <table:table-cell table:style-name="ce11" office:value-type="string">
            <text:p>2 par, 5 ery, mapping probably inhibited by masked repetitive sequences</text:p>
          </table:table-cell>
          <table:table-cell table:style-name="ce11"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LC.2745.C1.Contig2904_downstream.fa.ssake_m18_o1_r0.7_t0_w1_pid63213.contigs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contig15|size103|read9|cov4.46|blast2e-26+++contig4|size84|read25|cov15.18|blast2e-23+++contig6|size232|read54|cov11.87|blast9e-22+++contig14|size81|read11|cov6.93|blast1e-21+++contig12|size140|read14|cov5.10|blast2e-20+++contig10|size69|read7|cov5.17|blast1e-20+++contig8|size92|read8|cov4.43|blast3e-17+++contig13|size84|read11|cov6.68|blast3e-16+++contig1|size102|read136|cov62.74|blast5e-14+++contig17|size53|read4|cov3.85|blast2e-14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2745.C1.Contig2904_upstream.fa.ssake_m27_o1_r0.7_t0_w1_pid63213.contigs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style-name="Gnumeric-default" office:value-type="string">
            <text:p>contig2|size121|read24|cov9.88|blast1e-34+++contig3|size75|read12|cov8.16|blast2e-30+++contig4|size72|read9|cov6.38|blast9e-28+++contig6|size78|read7|cov4.58|blast2e-24+++contig5|size62|read8|cov6.58|blast7e-16+++contig7|size55|read2|cov1.85|blast4e-1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2844.C1.Contig3004_downstream.fa.ssake_m23_o1_r0.7_t0_w1_pid63213.contigs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duplicated</text:p>
          </table:table-cell>
          <table:table-cell table:style-name="ce5" office:value-type="string">
            <text:p>contig4|size180|read86|cov24.37|blast8e-76+++contig2|size268|read210|cov39.96|blast2e-66+++contig7|size120|read18|cov7.65|blast9e-48+++contig3|size101|read48|cov24.24|blast4e-32+++contig9|size75|read3|cov2.04|blast4e-31+++contig6|size119|read16|cov6.86|blast8e-23+++contig10|size59|read3|cov2.59|blast4e-23+++contig12|size58|read2|cov1.76|blast8e-19+++contig5|size78|read7|cov4.58|blast5e-17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2844.C1.Contig3004_upstream.fa.ssake_m19_o1_r0.7_t0_w1_pid63213.contigs</text:p>
          </table:table-cell>
          <table:table-cell table:style-name="Gnumeric-default" office:value-type="float" office:value="243">
            <text:p>24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style-name="Gnumeric-default" office:value-type="string">
            <text:p>contig5|size243|read180|cov37.78|blast4e-56+++contig8|size91|read10|cov5.60|blast5e-24+++contig16|size57|read4|cov3.58|blast7e-20+++contig11|size66|read7|cov5.41|blast1e-17+++contig15|size63|read6|cov4.86|blast7e-14+++contig1|size88|read20|cov11.59|blast1e-1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29.C2.Contig39_downstream.fa.ssake_m12_o1_r0.7_t0_w1_pid63213.contigs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string">
            <text:p>contig2|size124|read35|cov14.40|blast1e-57+++contig5|size84|read9|cov5.46|blast7e-33+++contig1|size59|read27|cov23.34|blast7e-25+++contig3|size63|read11|cov8.90|blast9e-24</text:p>
          </table:table-cell>
          <table:table-cell table:style-name="ce11" office:value-type="string">
            <text:p>1 ery, 10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9.C2.Contig39_upstream.fa.ssake_m22_o1_r0.7_t0_w1_pid63213.contigs</text:p>
          </table:table-cell>
          <table:table-cell table:style-name="ce11" office:value-type="float" office:value="338">
            <text:p>338</text:p>
          </table:table-cell>
          <table:table-cell table:style-name="ce11" office:value-type="float" office:value="5">
            <text:p>5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uplicated</text:p>
          </table:table-cell>
          <table:table-cell table:style-name="ce11" office:value-type="string">
            <text:p>contig1|size338|read339|cov51.15|blast5e-106+++contig4|size92|read16|cov8.87|blast2e-40+++contig3|size73|read8|cov5.59|blast1e-28+++contig5|size73|read2|cov1.40|blast2e-27+++contig2|size71|read29|cov20.83|blast1e-22 </text:p>
          </table:table-cell>
          <table:table-cell table:style-name="ce11" office:value-type="string">
            <text:p>16 par, 17 ery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3301.C1.Contig3445_downstream.fa.ssake_m14_o1_r0.7_t0_w1_pid63213.contigs</text:p>
          </table:table-cell>
          <table:table-cell table:style-name="Gnumeric-default" office:value-type="float" office:value="227">
            <text:p>227</text:p>
          </table:table-cell>
          <table:table-cell table:style-name="Gnumeric-default" office:value-type="float" office:value="6">
            <text:p>6</text:p>
          </table:table-cell>
          <table:table-cell table:number-columns-repeated="2"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1|size227|read56|cov12.58|blast4e-24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.3301.C1.Contig3445_upstream.fa.ssake_m21_o1_r0.7_t0_w1_pid63213.contigs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35.C1.Contig49_downstream.fa.ssake_m15_o1_r0.7_t0_w1_pid63213.contigs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1">
            <text:p>31</text:p>
          </table:table-cell>
          <table:table-cell table:style-name="ce5"/>
          <table:table-cell table:style-name="ce5" office:value-type="string">
            <text:p>contig4|size100|read12|cov6.12|blast1e-38+++contig11|size102|read10|cov5.00|blast1e-33+++contig89|size85|read2|cov1.20|blast2e-30+++contig7|size95|read33|cov17.72|blast8e-29+++contig25|size129|read12|cov4.74|blast1e-28+++contig22|size93|read16|cov8.77|blast1e-26+++contig54|size82|read7|cov4.35|blast3e-26+++contig41|size84|read8|cov4.86|blast1e-25+++contig37|size79|read6|cov3.87|blast1e-25+++contig9|size86|read10|cov5.93|blast4e-25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35.C1.Contig49_upstream.fa.ssake_m17_o1_r0.7_t0_w1_pid63213.contigs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style-name="Gnumeric-default" office:value-type="string">
            <text:p>contig395|size78|read2|cov1.31|blast1e-30+++contig361|size79|read3|cov1.94|blast2e-29+++contig387|size68|read2|cov1.50|blast3e-25+++contig148|size104|read9|cov4.41|blast5e-19+++contig300|size85|read4|cov2.40|blast6e-17+++contig14|size106|read33|cov15.88|blast6e-1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3629.C1.Contig3766_downstream.fa.ssake_m26_o1_r0.7_t0_w1_pid63213.contigs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string">
            <text:p>contig1|size209|read149|cov36.36|blast1e-65+++contig3|size103|read24|cov11.88|blast4e-35+++contig2|size109|read39|cov18.25|blast3e-30+++contig5|size72|read15|cov10.62|blast6e-18+++contig4|size59|read7|cov6.05|blast9e-15+++contig6|size60|read5|cov4.25|blast1e-12</text:p>
          </table:table-cell>
          <table:table-cell table:style-name="ce11" office:value-type="string">
            <text:p>16 ery, 12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629.C1.Contig3766_upstream.fa.ssake_m25_o1_r0.7_t0_w1_pid63213.contigs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272|read127|cov23.81|blast2e-32 </text:p>
          </table:table-cell>
          <table:table-cell table:style-name="ce11" office:value-type="string">
            <text:p><text:s/>15 par, 17 ery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3754.C1.Contig3884_downstream.fa.ssake_m14_o1_r0.7_t0_w1_pid63213.contigs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175|read89|cov25.94|blast2e-20</text:p>
          </table:table-cell>
          <table:table-cell table:style-name="ce5" office:value-type="string">
            <text:p>dodgy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754.C1.Contig3884_upstream.fa.ssake_m15_o1_r0.7_t0_w1_pid63213.contigs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107|read18|cov8.58|blast8e-29+++contig2|size81|read6|cov3.78|blast9e-21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4012.C1.Contig4139_downstream.fa.ssake_m15_o1_r0.7_t0_w1_pid63213.contigs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number-columns-repeated="1017"/>
        </table:table-row>
        <table:table-row table:style-name="ro1">
          <table:table-cell table:style-name="ce5" office:value-type="string">
            <text:p>LC.4012.C1.Contig4139_upstream.fa.ssake_m19_o1_r0.7_t0_w1_pid63213.contigs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1|size57|read4|cov3.58|blast6e-19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LC.4254.C1.Contig4373_downstream.fa.ssake_m20_o1_r0.7_t0_w1_pid63213.contigs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duplicated</text:p>
          </table:table-cell>
          <table:table-cell table:style-name="ce11" office:value-type="string">
            <text:p>contig7|size235|read73|cov15.84|blast7e-16+++contig47|size115|read26|cov11.53|blast3e-16+++contig27|size102|read33|cov16.50|blast9e-16+++contig58|size91|read7|cov3.92|blast1e-14+++contig82|size109|read9|cov4.21|blast1e-13+++contig3|size197|read81|cov20.97|blast3e-13+++contig34|size76|read11|cov7.38|blast3e-13+++contig20|size195|read74|cov19.35|blast1e-12+++contig64|size104|read12|cov5.88|blast2e-12+++contig63|size72|read10|cov7.08|blast1e-11</text:p>
          </table:table-cell>
          <table:table-cell table:style-name="ce5" office:value-type="string">
            <text:p><text:s/>very divergent reads map despite ambig codes in ref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4254.C1.Contig4373_upstream.fa.ssake_m20_o1_r0.7_t0_w1_pid63213.contigs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97|read9|cov4.73|blast9e-16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7"/>
          <table:table-cell table:style-name="Gnumeric-default" table:number-columns-repeated="1023"/>
        </table:table-row>
        <table:table-row table:style-name="ro1">
          <table:table-cell table:style-name="ce5" office:value-type="string">
            <text:p>LC.4304.C1.Contig4423_downstream.fa.ssake_m12_o1_r0.7_t0_w1_pid63213.contigs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1">
            <text:p>211</text:p>
          </table:table-cell>
          <table:table-cell table:style-name="ce5"/>
          <table:table-cell table:style-name="ce5" office:value-type="string">
            <text:p>contig30|size180|read34|cov9.63|blast3e-50+++contig85|size228|read36|cov8.05|blast1e-49+++contig7|size189|read53|cov14.30|blast1e-49+++contig10|size156|read84|cov27.46|blast3e-48+++contig38|size163|read88|cov27.53|blast1e-47+++contig5|size146|read47|cov16.42|blast7e-44+++contig99|size145|read33|cov11.61|blast2e-43+++contig62|size160|read39|cov12.43|blast3e-43+++contig68|size138|read36|cov13.30|blast1e-41+++contig176|size123|read7|cov2.90|blast3e-41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4304.C1.Contig4423_upstream.fa.ssake_m17_o1_r0.7_t0_w1_pid63213.contigs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461">
            <text:p>461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string">
            <text:p><text:s/>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4313.C1.Contig4431_downstream.fa.ssake_m15_o1_r0.7_t0_w1_pid63213.contigs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duplicated</text:p>
          </table:table-cell>
          <table:table-cell table:style-name="ce5" office:value-type="string">
            <text:p>contig4|size97|read22|cov11.57|blast4e-26+++contig10|size241|read61|cov12.91|blast1e-24+++contig11|size151|read24|cov8.11|blast1e-22+++contig9|size84|read15|cov9.11|blast2e-22+++contig3|size169|read41|cov12.37|blast1e-21+++contig2|size83|read28|cov17.20|blast4e-18+++contig14|size89|read14|cov8.02|blast2e-17+++contig15|size52|read6|cov5.88|blast3e-17+++contig16|size90|read14|cov7.93|blast2e-16+++contig6|size73|read12|cov8.38|blast2e-15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4313.C1.Contig4431_upstream.fa.ssake_m13_o1_r0.7_t0_w1_pid63213.contigs</text:p>
          </table:table-cell>
          <table:table-cell table:style-name="Gnumeric-default" office:value-type="float" office:value="229">
            <text:p>22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string">
            <text:p><text:s/>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4324.C1.Contig4440_downstream.fa.ssake_m24_o1_r0.7_t0_w1_pid63213.contigs</text:p>
          </table:table-cell>
          <table:table-cell table:style-name="Gnumeric-default" office:value-type="float" office:value="338">
            <text:p>33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number-columns-repeated="3"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6|size59|read2|cov1.73|blast2e-16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.4324.C1.Contig4440_upstream.fa.ssake_m17_o1_r0.7_t0_w1_pid63213.contigs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">
            <text:p>3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4466.C1.Contig4569_downstream.fa.ssake_m19_o1_r0.7_t0_w1_pid63213.contigs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65">
            <text:p>765</text:p>
          </table:table-cell>
          <table:table-cell table:style-name="ce5"/>
          <table:table-cell table:style-name="ce5" office:value-type="string">
            <text:p>contig4|size503|read9622|cov975.57|blast4e-160+++contig20|size216|read374|cov88.31|blast1e-86+++contig206|size201|read37|cov9.39|blast2e-83+++contig145|size174|read141|cov41.33|blast5e-78+++contig534|size197|read48|cov12.43|blast2e-77+++contig370|size197|read36|cov9.32|blast7e-77+++contig121|size188|read68|cov18.45|blast6e-77+++contig148|size176|read128|cov37.09|blast3e-75+++contig137|size175|read102|cov29.73|blast9e-75+++contig225|size166|read66|cov20.28|blast2e-7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>
            <text:p>LC.4466.C1.Contig4569_upstream.fa.ssake_m20_o1_r0.7_t0_w1_pid63213.contigs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805">
            <text:p>805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8">
            <text:p>148</text:p>
          </table:table-cell>
          <table:table-cell table:style-name="ce5"/>
          <table:table-cell table:style-name="ce5" office:value-type="string">
            <text:p>contig3|size642|read9053|cov719.16|blast5e-66+++contig362|size179|read36|cov10.26|blast6e-52+++contig736|size101|read4|cov2.02|blast2e-43+++contig227|size156|read27|cov8.83|blast3e-36+++contig496|size149|read15|cov5.13|blast9e-36+++contig125|size106|read23|cov11.07|blast2e-35+++contig79|size150|read39|cov13.26|blast1e-33+++contig231|size80|read22|cov14.03|blast3e-32+++contig268|size149|read70|cov23.96|blast9e-30+++contig5|size97|read94|cov49.42|blast2e-29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4543.C1.Contig4643_downstream.fa.ssake_m11_o1_r0.7_t0_w1_pid63213.contigs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1223">
            <text:p>1223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8">
            <text:p>418</text:p>
          </table:table-cell>
          <table:table-cell table:style-name="ce5"/>
          <table:table-cell table:style-name="ce5" office:value-type="string">
            <text:p>contig449|size182|read68|cov19.05|blast5e-40+++contig8|size148|read1306|cov450.04|blast3e-35+++contig88|size155|read78|cov25.66|blast4e-34+++contig575|size147|read26|cov9.02|blast1e-33+++contig93|size164|read176|cov54.73|blast2e-31+++contig785|size136|read16|cov6.00|blast2e-31+++contig342|size140|read35|cov12.75|blast6e-31+++contig258|size142|read33|cov11.85|blast2e-30+++contig140|size151|read31|cov10.47|blast2e-30+++contig36|size126|read165|cov66.79|blast6e-30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4543.C1.Contig4643_upstream.fa.ssake_m20_o1_r0.7_t0_w1_pid63213.contigs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243">
            <text:p>243</text:p>
          </table:table-cell>
          <table:table-cell table:style-name="Gnumeric-default" office:value-type="float" office:value="54">
            <text:p>54</text:p>
          </table:table-cell>
          <table:table-cell table:number-columns-repeated="2" table:style-name="Gnumeric-default" office:value-type="float" office:value="1">
            <text:p>1</text:p>
          </table:table-cell>
          <table:table-cell table:style-name="Gnumeric-default" office:value-type="float" office:value="75">
            <text:p>75</text:p>
          </table:table-cell>
          <table:table-cell table:style-name="Gnumeric-default"/>
          <table:table-cell table:style-name="Gnumeric-default" office:value-type="string">
            <text:p>contig2|size441|read2473|cov285.99|blast6e-43+++contig11|size155|read111|cov36.52|blast3e-35+++contig102|size152|read23|cov7.72|blast9e-29+++contig9|size114|read91|cov40.71|blast4e-25+++contig84|size121|read22|cov9.27|blast6e-24+++contig35|size114|read22|cov9.84|blast6e-23+++contig109|size89|read13|cov7.45|blast5e-23+++contig54|size144|read21|cov7.44|blast1e-21+++contig20|size116|read33|cov14.51|blast8e-22+++contig161|size97|read16|cov8.41|blast7e-2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46.C1.Contig64_downstream.fa.ssake_m16_o1_r0.7_t0_w1_pid63213.contigs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91|read24|cov13.45|blast4e-36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46.C1.Contig64_upstream.fa.ssake_m15_o1_r0.7_t0_w1_pid63213.contigs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3|size74|read9|cov6.20|blast2e-25+++contig2|size77|read8|cov5.30|blast2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637.C1.Contig745_downstream.fa.ssake_m12_o1_r0.7_t0_w1_pid63213.contigs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">
            <text:p>115</text:p>
          </table:table-cell>
          <table:table-cell table:style-name="ce5"/>
          <table:table-cell table:style-name="ce5" office:value-type="string">
            <text:p>contig6|size341|read358|cov53.54|blast9e-90+++contig24|size332|read102|cov15.67|blast7e-85+++contig31|size222|read128|cov29.41|blast2e-50+++contig69|size178|read39|cov11.17|blast8e-49+++contig83|size141|read21|cov7.60|blast3e-46+++contig4|size333|read203|cov31.09|blast1e-44+++contig21|size182|read62|cov17.37|blast5e-45+++contig55|size165|read42|cov12.98|blast2e-43+++contig43|size165|read64|cov19.78|blast9e-42+++contig44|size155|read48|cov15.79|blast3e-41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637.C1.Contig745_upstream.fa.ssake_m24_o1_r0.7_t0_w1_pid63213.contigs</text:p>
          </table:table-cell>
          <table:table-cell table:style-name="Gnumeric-default" office:value-type="float" office:value="327">
            <text:p>327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8">
            <text:p>48</text:p>
          </table:table-cell>
          <table:table-cell table:style-name="Gnumeric-default"/>
          <table:table-cell table:style-name="Gnumeric-default" office:value-type="string">
            <text:p>contig40|size186|read57|cov15.63|blast9e-36+++contig21|size327|read169|cov26.36|blast6e-35+++contig2|size317|read233|cov37.49|blast7e-34+++contig4|size245|read277|cov57.66|blast6e-33+++contig16|size264|read176|cov34.00|blast8e-26+++contig67|size121|read24|cov10.12|blast1e-25+++contig1|size263|read499|cov96.76|blast3e-25+++contig99|size140|read15|cov5.46|blast2e-23+++contig31|size124|read71|cov29.20|blast2e-23+++contig91|size113|read21|cov9.48|blast2e-22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637.C2.Contig746_downstream.fa.ssake_m27_o1_r0.7_t0_w1_pid63213.contigs</text:p>
          </table:table-cell>
          <table:table-cell table:style-name="ce11" office:value-type="float" office:value="281">
            <text:p>28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4">
            <text:p>14</text:p>
          </table:table-cell>
          <table:table-cell table:style-name="ce11"/>
          <table:table-cell table:style-name="ce11" office:value-type="string">
            <text:p>contig1|size281|read321|cov58.26|blast7e-49+++contig6|size170|read109|cov32.70|blast1e-43+++contig7|size176|read79|cov22.89|blast2e-40+++contig3|size114|read39|cov17.45|blast3e-30+++contig2|size148|read86|cov29.64|blast1e-29+++contig4|size89|read37|cov21.20|blast6e-24+++contig15|size115|read18|cov7.98|blast1e-22+++contig9|size91|read31|cov17.37|blast3e-21+++contig14|size86|read18|cov10.67|blast4e-20+++contig20|size66|read3|cov2.32|blast6e-16</text:p>
          </table:table-cell>
          <table:table-cell table:style-name="ce5" office:value-type="string">
            <text:p>many and quite divergent reads, probably duplicated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637.C2.Contig746_upstream.fa.ssake_m29_o1_r0.7_t0_w1_pid63213.contigs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/>
          <table:table-cell table:style-name="ce11" office:value-type="string">
            <text:p>contig9|size115|read37|cov16.41|blast3e-23+++contig16|size72|read9|cov6.38|blast9e-21+++contig22|size116|read18|cov7.91|blast3e-17+++contig6|size57|read13|cov11.63|blast8e-14+++contig7|size63|read28|cov22.67|blast1e-12+++contig45|size70|read6|cov4.37|blast1e-12+++contig42|size53|read3|cov2.89|blast9e-13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64.C1.Contig86_downstream.fa.ssake_m16_o1_r0.7_t0_w1_pid63213.contigs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16|size98|read25|cov13.01|blast4e-1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>
            <text:p>LC.64.C1.Contig86_upstream.fa.ssake_m18_o1_r0.7_t0_w1_pid63213.contigs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contig6|size68|read17|cov11.50|blast4e-18+++contig2|size68|read19|cov12.85|blast4e-18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LC.689.C1.Contig803_downstream.fa.ssake_m15_o1_r0.7_t0_w1_pid63213.contigs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017"/>
        </table:table-row>
        <table:table-row table:style-name="ro1">
          <table:table-cell table:style-name="ce6" office:value-type="string">
            <text:p>LC.689.C1.Contig803_upstream.fa.ssake_m16_o1_r0.7_t0_w1_pid63213.contigs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139|read42|cov15.41|blast2e-32 </text:p>
          </table:table-cell>
          <table:table-cell table:style-name="ce1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79.C11.Contig117_downstream.fa.ssake_m22_o1_r0.7_t0_w1_pid63213.contigs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3|size56|read3|cov2.73|blast2e-14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79.C11.Contig117_upstream.fa.ssake_m19_o1_r0.7_t0_w1_pid63213.contigs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3">
            <text:p>3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string">
            <text:p>contig2|size74|read8|cov5.51|blast3e-21+++contig1|size81|read9|cov5.67|blast3e-21+++contig3|size52|read2|cov1.96|blast8e-14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79.C5.Contig111_downstream.fa.ssake_m23_o1_r0.7_t0_w1_pid63213.contigs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duplicated</text:p>
          </table:table-cell>
          <table:table-cell table:style-name="ce5" office:value-type="string">
            <text:p>contig24|size254|read44|cov8.83|blast3e-30+++contig13|size192|read71|cov18.86|blast1e-27+++contig16|size106|read28|cov13.47|blast6e-27+++contig9|size104|read36|cov17.65|blast2e-26+++contig11|size101|read52|cov26.26|blast9e-25+++contig2|size94|read53|cov28.76|blast3e-24+++contig37|size74|read4|cov2.76|blast3e-23+++contig18|size76|read32|cov21.47|blast1e-21+++contig8|size84|read33|cov20.04|blast2e-18+++contig3|size103|read146|cov72.29|blast3e-18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79.C5.Contig111_upstream.fa.ssake_m30_o1_r0.7_t0_w1_pid63213.contigs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ontig1|size54|read8|cov7.56|blast4e-13 </text:p>
          </table:table-cell>
          <table:table-cell table:style-name="Gnumeric-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Gnumeric-default" office:value-type="string">
            <text:p>LC.79.C8.Contig114_downstream.fa.ssake_m16_o1_r0.7_t0_w1_pid63213.contigs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contig1|size118|read15|cov6.48|blast1e-25+++contig2|size72|read7|cov4.96|blast4e-15</text:p>
          </table:table-cell>
          <table:table-cell table:style-name="Gnumeric-default" table:number-columns-repeated="1015"/>
        </table:table-row>
        <table:table-row table:style-name="ro1">
          <table:table-cell table:style-name="ce5" office:value-type="string">
            <text:p>LC.79.C8.Contig114_upstream.fa.ssake_m11_o1_r0.7_t0_w1_pid63213.contigs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contig6|size140|read52|cov18.94|blast5e-50+++contig46|size171|read19|cov5.67|blast1e-46+++contig12|size167|read32|cov9.77|blast4e-45+++contig16|size112|read21|cov9.56|blast4e-43+++contig27|size127|read13|cov5.22|blast9e-40+++contig33|size120|read8|cov3.40|blast4e-38+++contig80|size116|read6|cov2.64|blast6e-35+++contig35|size112|read18|cov8.20|blast7e-34+++contig82|size101|read6|cov3.03|blast2e-33+++contig24|size137|read19|cov7.07|blast3e-33 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C.816.C1.Contig944_downstream.fa.ssake_m24_o1_r0.7_t0_w1_pid63213.contigs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2|size232|read168|cov36.93|blast7e-100+++contig1|size176|read99|cov28.69|blast5e-75+++contig3|size71|read8|cov5.75|blast2e-30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816.C1.Contig944_upstream.fa.ssake_m19_o1_r0.7_t0_w1_pid63213.contigs</text:p>
          </table:table-cell>
          <table:table-cell table:style-name="ce11" office:value-type="float" office:value="337">
            <text:p>337</text:p>
          </table:table-cell>
          <table:table-cell table:style-name="ce11" office:value-type="float" office:value="5">
            <text:p>5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337|read205|cov31.02|blast4e-41+++contig4|size80|read2|cov1.27|blast5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LC.91.C2.Contig134_downstream.fa.ssake_m16_o1_r0.7_t0_w1_pid63213.contigs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SE RADtags part of downstream PE contig --&gt; dodgy</text:p>
          </table:table-cell>
          <table:table-cell table:style-name="ce3" office:value-type="string">
            <text:p>contig3|size220|read40|cov9.27|blast1e-52+++contig13|size117|read8|cov3.49|blast1e-37+++contig22|size88|read7|cov3.65|blast8e-25+++contig26|size97|read4|cov2.10|blast7e-20+++contig4|size79|read18|cov11.62|blast7e-19+++contig16|size60|read5|cov4.25|blast1e-14</text:p>
          </table:table-cell>
          <table:table-cell table:style-name="ce3" table:number-columns-repeated="1015"/>
        </table:table-row>
        <table:table-row table:style-name="ro1">
          <table:table-cell table:style-name="ce8" office:value-type="string">
            <text:p>LC.91.C2.Contig134_upstream.fa.ssake_m20_o1_r0.7_t0_w1_pid63213.contigs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<text:s/>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LC.91.C5.Contig137_downstream.fa.ssake_m21_o1_r0.7_t0_w1_pid63213.contigs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upstream and downstream contigs fully overlap → dodgy</text:p>
          </table:table-cell>
          <table:table-cell table:style-name="ce12" office:value-type="string">
            <text:p>contig1|size118|read44|cov19.02|blast4e-40+++contig2|size84|read14|cov8.50|blast3e-33+++contig3|size60|read12|cov10.20|blast1e-23</text:p>
          </table:table-cell>
          <table:table-cell table:style-name="ce12" table:number-columns-repeated="1015"/>
        </table:table-row>
        <table:table-row table:style-name="ro1">
          <table:table-cell table:style-name="ce9" office:value-type="string">
            <text:p>LC.91.C5.Contig137_upstream.fa.ssake_m17_o1_r0.7_t0_w1_pid63213.contigs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style-name="ce12" office:value-type="string">
            <text:p>contig18|size83|read4|cov2.46|blast1e-31+++contig21|size85|read3|cov1.80|blast4e-25+++contig20|size81|read2|cov1.26|blast1e-24+++contig12|size113|read9|cov4.06|blast2e-18+++contig13|size60|read5|cov3.40|blast3e-18+++contig9|size85|read16|cov9.60|blast7e-16+++contig19|size54|read2|cov1.89|blast4e-16+++contig6|size82|read7|cov4.35|blast2e-15+++contig14|size52|read6|cov5.60|blast5e-15+++contig4|size77|read7|cov4.64|blast3e-13 </text:p>
          </table:table-cell>
          <table:table-cell table:style-name="ce1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C.91.C7.Contig139_downstream.fa.ssake_m22_o1_r0.7_t0_w1_pid63213.contigs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ontig2|size77|read3|cov1.99|blast5e-23</text:p>
          </table:table-cell>
          <table:table-cell table:style-name="ce5" table:number-columns-repeated="1015"/>
        </table:table-row>
        <table:table-row table:style-name="ro1">
          <table:table-cell table:style-name="Gnumeric-default" office:value-type="string">
            <text:p>LC.91.C7.Contig139_upstream.fa.ssake_m12_o1_r0.7_t0_w1_pid63213.contigs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/>
          <table:table-cell table:style-name="Gnumeric-default" office:value-type="string">
            <text:p>contig8|size100|read6|cov3.06|blast6e-30+++contig9|size70|read7|cov4.01|blast5e-23+++contig11|size84|read4|cov2.43|blast9e-21+++contig3|size55|read9|cov8.35|blast5e-15+++contig2|size115|read24|cov10.64|blast1e-14+++contig6|size72|read7|cov4.96|blast3e-13 </text:p>
          </table:table-cell>
          <table:table-cell table:style-name="Gnumeric-default" table:number-columns-repeated="1015"/>
        </table:table-row>
      </table:table>
      <table:table table:name="Sheet2" table:style-name="ta2">
        <office:forms form:automatic-focus="false" form:apply-design-mode="false"/>
        <table:table-column table:style-name="co9" table:default-cell-style-name="ce13"/>
        <table:table-column table:style-name="co8" table:number-columns-repeated="2" table:default-cell-style-name="ce13"/>
        <table:table-column table:style-name="co10" table:default-cell-style-name="ce13"/>
        <table:table-column table:style-name="co8" table:number-columns-repeated="4" table:default-cell-style-name="ce13"/>
        <table:table-column table:style-name="co11" table:default-cell-style-name="ce13"/>
        <table:table-column table:style-name="co8" table:number-columns-repeated="119" table:default-cell-style-name="ce13"/>
        <table:table-column table:style-name="co8" table:number-columns-repeated="896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0" office:value-type="string">
            <text:p>max contig length</text:p>
          </table:table-cell>
          <table:table-cell table:style-name="ce10" office:value-type="string">
            <text:p># of contigs</text:p>
          </table:table-cell>
          <table:table-cell table:style-name="ce10" office:value-type="string">
            <text:p># contigs &gt;100</text:p>
          </table:table-cell>
          <table:table-cell table:style-name="ce10" office:value-type="string">
            <text:p># contigs &gt;200</text:p>
          </table:table-cell>
          <table:table-cell table:style-name="ce10" office:value-type="string">
            <text:p># contigs &gt;300</text:p>
          </table:table-cell>
          <table:table-cell table:style-name="ce10" office:value-type="string">
            <text:p># of blast hits</text:p>
          </table:table-cell>
          <table:table-cell table:style-name="Gnumeric-default"/>
          <table:table-cell table:style-name="ce7" office:value-type="string">
            <text:p>First 10 best hitting SSAKE contigs</text:p>
          </table:table-cell>
          <table:table-cell table:style-name="ce7" office:value-type="string">
            <office:annotation draw:style-name="gr2" draw:text-style-name="P1" svg:width="4.898cm" svg:height="2.571cm" svg:x="39.485cm" svg:y="0cm" draw:caption-point-x="-0.61cm" draw:caption-point-y="0.01cm">
              <dc:creator>CK</dc:creator>
              <dc:date>2014-11-22T00:00:00</dc:date>
              <text:p text:style-name="P1">Results of mapping the reads from all 36 individuals back to the Primer3ready_with_RADtags reference</text:p>
              <text:p text:style-name="P1"/>
            </office:annotation>
            <text:p>mapping back to PE contigs</text:p>
          </table:table-cell>
          <table:table-cell table:style-name="ce7" table:number-columns-repeated="1014"/>
        </table:table-row>
        <table:table-row table:style-name="ro1">
          <table:table-cell table:style-name="ce2" office:value-type="string">
            <text:p>LC01005A2G05.f1_downstream.fa.ssake_m17_o1_r0.7_t0_w1_pid63213.contigs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string">
            <text:p>contig1|size125|read118|cov48.14|blast7e-31+++contig6|size110|read23|cov10.66|blast5e-26+++contig8|size82|read9|cov5.60|blast1e-24+++contig4|size83|read26|cov15.98|blast7e-22+++contig10|size85|read2|cov1.20|blast8e-22+++contig7|size94|read15|cov8.14|blast1e-20+++contig3|size84|read26|cov15.79|blast6e-17+++contig5|size60|read11|cov9.35|blast7e-14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1005A2G05.f1_upstream.fa.ssake_m17_o1_r0.7_t0_w1_pid63213.contigs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1|size123|read24|cov9.95|blast2e-24+++contig2|size132|read11|cov4.25|blast3e-23+++contig3|size61|read9|cov7.52|blast2e-13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1010B2D11.f1_downstream.fa.ssake_m12_o1_r0.7_t0_w1_pid63213.contigs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146|read12|cov4.19|blast8e-37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LC01010B2D11.f1_upstream.fa.ssake_m17_o1_r0.7_t0_w1_pid63213.contigs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83|read9|cov5.53|blast3e-26 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LC01053A2H03.f1_downstream.fa.ssake_m13_o1_r0.7_t0_w1_pid63213.contigs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11"/>
          <table:table-cell table:style-name="ce11" office:value-type="string">
            <text:p>contig15|size275|read37|cov6.86|blast4e-38+++contig1|size151|read129|cov43.57|blast3e-30+++contig11|size159|read36|cov11.55|blast2e-27+++contig13|size75|read11|cov7.48|blast3e-20+++contig25|size82|read5|cov3.11|blast1e-19+++contig22|size61|read8|cov6.69|blast3e-18+++contig20|size61|read13|cov10.87|blast3e-18+++contig4|size69|read20|cov14.78|blast4e-17+++contig6|size87|read18|cov10.55|blast4e-13+++contig9|size66|read10|cov7.73|blast3e-12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1053A2H03.f1_upstream.fa.ssake_m13_o1_r0.7_t0_w1_pid63213.contigs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150|read58|cov19.72|blast2e-19+++contig5|size70|read2|cov1.46|blast1e-18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2008A1C02.f1_downstream.fa.ssake_m11_o1_r0.7_t0_w1_pid63213.contigs</text:p>
          </table:table-cell>
          <table:table-cell table:style-name="ce11" office:value-type="float" office:value="133">
            <text:p>133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3|size133|read9|cov3.45|blast7e-43+++contig2|size102|read13|cov6.50|blast6e-30+++contig1|size102|read10|cov5.00|blast5e-12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2008A1C02.f1_upstream.fa.ssake_m19_o1_r0.7_t0_w1_pid63213.contigs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174|read36|cov10.55|blast2e-14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01B1D09.f1_downstream.fa.ssake_m15_o1_r0.7_t0_w1_pid63213.contigs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contig11|size80|read3|cov1.91|blast3e-26+++contig6|size80|read7|cov4.46|blast1e-24+++contig4|size139|read25|cov9.17|blast2e-24+++contig3|size84|read18|cov10.93|blast2e-16+++contig7|size76|read6|cov4.03|blast2e-14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01B1D09.f1_upstream.fa.ssake_m22_o1_r0.7_t0_w1_pid63213.contigs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string">
            <text:p>contig3|size118|read14|cov6.05|blast9e-29+++contig6|size75|read11|cov7.48|blast7e-21+++contig11|size79|read8|cov5.16|blast1e-18+++contig5|size116|read19|cov8.35|blast8e-17+++contig12|size82|read7|cov4.35|blast2e-16+++contig14|size69|read7|cov5.17|blast2e-15+++contig18|size85|read6|cov3.60|blast1e-12+++contig8|size72|read6|cov4.25|blast3e-12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12B1A04.f1_downstream.fa.ssake_m27_o1_r0.7_t0_w1_pid63213.contigs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string">
            <text:p>contig5|size128|read23|cov9.16|blast3e-41+++contig1|size87|read26|cov15.24|blast1e-32+++contig6|size86|read10|cov5.93|blast2e-28+++contig11|size75|read3|cov2.04|blast1e-23+++contig4|size68|read11|cov8.25|blast5e-23+++contig3|size61|read8|cov6.69|blast4e-23+++contig12|size72|read2|cov1.42|blast5e-23+++contig2|size69|read14|cov10.35|blast2e-21+++contig8|size63|read5|cov4.05|blast8e-20+++contig10|size63|read5|cov4.05|blast9e-19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03012B1A04.f1_upstream.fa.ssake_m14_o1_r0.7_t0_w1_pid63213.contigs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79|read13|cov8.39|blast8e-21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1365.C1.Contig1509_downstream.fa.ssake_m12_o1_r0.7_t0_w1_pid63213.contigs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75|read14|cov9.52|blast3e-33+++contig3|size93|read7|cov3.84|blast2e-16</text:p>
          </table:table-cell>
          <table:table-cell table:style-name="ce11" office:value-type="string">
            <text:p>5 nonduplicate reads from 5 individuals: 1 par, 4 ery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1365.C1.Contig1509_upstream.fa.ssake_m21_o1_r0.7_t0_w1_pid63213.contigs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5" office:value-type="string">
            <text:p>no reads mapped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53.C1.Contig213_downstream.fa.ssake_m16_o1_r0.7_t0_w1_pid63213.contigs</text:p>
          </table:table-cell>
          <table:table-cell table:style-name="ce11" office:value-type="float" office:value="203">
            <text:p>20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2|size203|read60|cov15.07|blast3e-94+++contig1|size173|read61|cov17.98|blast5e-72</text:p>
          </table:table-cell>
          <table:table-cell table:style-name="ce11" office:value-type="string">
            <text:p>12 par, 14 ery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53.C1.Contig213_upstream.fa.ssake_m20_o1_r0.7_t0_w1_pid63213.contigs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256|read156|cov31.08|blast3e-14 </text:p>
          </table:table-cell>
          <table:table-cell table:style-name="ce11" office:value-type="string">
            <text:p>13 ery, 9 par 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628.C1.Contig1776_downstream.fa.ssake_m28_o1_r0.7_t0_w1_pid63213.contigs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contig1|size307|read156|cov25.92|blast4e-58+++contig3|size81|read13|cov8.19|blast2e-29+++contig4|size70|read3|cov2.19|blast3e-26+++contig6|size61|read2|cov1.67|blast8e-20+++contig5|size54|read3|cov2.83|blast4e-16</text:p>
          </table:table-cell>
          <table:table-cell table:style-name="ce11" office:value-type="string">
            <text:p>all 36 individuals have reads, though not all on both sides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1628.C1.Contig1776_upstream.fa.ssake_m19_o1_r0.7_t0_w1_pid63213.contigs</text:p>
          </table:table-cell>
          <table:table-cell table:style-name="ce11" office:value-type="float" office:value="274">
            <text:p>27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1|size274|read281|cov52.30|blast2e-100+++contig2|size78|read5|cov3.27|blast1e-31+++contig3|size110|read3|cov1.39|blast1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546.C1.Contig2708_downstream.fa.ssake_m14_o1_r0.7_t0_w1_pid63213.contigs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119|read67|cov28.71|blast7e-47+++contig2|size88|read8|cov4.64|blast6e-33</text:p>
          </table:table-cell>
          <table:table-cell table:style-name="ce11" office:value-type="string">
            <text:p>6 ery, 4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546.C1.Contig2708_upstream.fa.ssake_m22_o1_r0.7_t0_w1_pid63213.contigs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3|size71|read2|cov1.44|blast3e-30+++contig2|size62|read3|cov2.47|blast4e-20 </text:p>
          </table:table-cell>
          <table:table-cell table:style-name="ce11" office:value-type="string">
            <text:p>2 par, 5 ery, mapping probably inhibited by masked repetitive sequences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9.C2.Contig39_downstream.fa.ssake_m12_o1_r0.7_t0_w1_pid63213.contigs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string">
            <text:p>contig2|size124|read35|cov14.40|blast1e-57+++contig5|size84|read9|cov5.46|blast7e-33+++contig1|size59|read27|cov23.34|blast7e-25+++contig3|size63|read11|cov8.90|blast9e-24</text:p>
          </table:table-cell>
          <table:table-cell table:style-name="ce11" office:value-type="string">
            <text:p>1 ery, 10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29.C2.Contig39_upstream.fa.ssake_m22_o1_r0.7_t0_w1_pid63213.contigs</text:p>
          </table:table-cell>
          <table:table-cell table:style-name="ce11" office:value-type="float" office:value="338">
            <text:p>338</text:p>
          </table:table-cell>
          <table:table-cell table:style-name="ce11" office:value-type="float" office:value="5">
            <text:p>5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uplicated</text:p>
          </table:table-cell>
          <table:table-cell table:style-name="ce11" office:value-type="string">
            <text:p>contig1|size338|read339|cov51.15|blast5e-106+++contig4|size92|read16|cov8.87|blast2e-40+++contig3|size73|read8|cov5.59|blast1e-28+++contig5|size73|read2|cov1.40|blast2e-27+++contig2|size71|read29|cov20.83|blast1e-22 </text:p>
          </table:table-cell>
          <table:table-cell table:style-name="ce11" office:value-type="string">
            <text:p>16 par, 17 ery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629.C1.Contig3766_downstream.fa.ssake_m26_o1_r0.7_t0_w1_pid63213.contigs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string">
            <text:p>contig1|size209|read149|cov36.36|blast1e-65+++contig3|size103|read24|cov11.88|blast4e-35+++contig2|size109|read39|cov18.25|blast3e-30+++contig5|size72|read15|cov10.62|blast6e-18+++contig4|size59|read7|cov6.05|blast9e-15+++contig6|size60|read5|cov4.25|blast1e-12</text:p>
          </table:table-cell>
          <table:table-cell table:style-name="ce11" office:value-type="string">
            <text:p>16 ery, 12 par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629.C1.Contig3766_upstream.fa.ssake_m25_o1_r0.7_t0_w1_pid63213.contigs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272|read127|cov23.81|blast2e-32 </text:p>
          </table:table-cell>
          <table:table-cell table:style-name="ce11" office:value-type="string">
            <text:p><text:s/>15 par, 17 ery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754.C1.Contig3884_downstream.fa.ssake_m14_o1_r0.7_t0_w1_pid63213.contigs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175|read89|cov25.94|blast2e-20</text:p>
          </table:table-cell>
          <table:table-cell table:style-name="ce5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3754.C1.Contig3884_upstream.fa.ssake_m15_o1_r0.7_t0_w1_pid63213.contigs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107|read18|cov8.58|blast8e-29+++contig2|size81|read6|cov3.78|blast9e-21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4254.C1.Contig4373_downstream.fa.ssake_m20_o1_r0.7_t0_w1_pid63213.contigs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duplicated</text:p>
          </table:table-cell>
          <table:table-cell table:style-name="ce11" office:value-type="string">
            <text:p>contig7|size235|read73|cov15.84|blast7e-16+++contig47|size115|read26|cov11.53|blast3e-16+++contig27|size102|read33|cov16.50|blast9e-16+++contig58|size91|read7|cov3.92|blast1e-14+++contig82|size109|read9|cov4.21|blast1e-13+++contig3|size197|read81|cov20.97|blast3e-13+++contig34|size76|read11|cov7.38|blast3e-13+++contig20|size195|read74|cov19.35|blast1e-12+++contig64|size104|read12|cov5.88|blast2e-12+++contig63|size72|read10|cov7.08|blast1e-11</text:p>
          </table:table-cell>
          <table:table-cell table:style-name="ce5" office:value-type="string">
            <text:p><text:s/>very divergent reads map despite ambig codes in ref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4254.C1.Contig4373_upstream.fa.ssake_m20_o1_r0.7_t0_w1_pid63213.contigs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97|read9|cov4.73|blast9e-16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46.C1.Contig64_downstream.fa.ssake_m16_o1_r0.7_t0_w1_pid63213.contigs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1|size91|read24|cov13.45|blast4e-36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46.C1.Contig64_upstream.fa.ssake_m15_o1_r0.7_t0_w1_pid63213.contigs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3|size74|read9|cov6.20|blast2e-25+++contig2|size77|read8|cov5.30|blast2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637.C2.Contig746_downstream.fa.ssake_m27_o1_r0.7_t0_w1_pid63213.contigs</text:p>
          </table:table-cell>
          <table:table-cell table:style-name="ce11" office:value-type="float" office:value="281">
            <text:p>28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4">
            <text:p>14</text:p>
          </table:table-cell>
          <table:table-cell table:style-name="ce11"/>
          <table:table-cell table:style-name="ce11" office:value-type="string">
            <text:p>contig1|size281|read321|cov58.26|blast7e-49+++contig6|size170|read109|cov32.70|blast1e-43+++contig7|size176|read79|cov22.89|blast2e-40+++contig3|size114|read39|cov17.45|blast3e-30+++contig2|size148|read86|cov29.64|blast1e-29+++contig4|size89|read37|cov21.20|blast6e-24+++contig15|size115|read18|cov7.98|blast1e-22+++contig9|size91|read31|cov17.37|blast3e-21+++contig14|size86|read18|cov10.67|blast4e-20+++contig20|size66|read3|cov2.32|blast6e-16</text:p>
          </table:table-cell>
          <table:table-cell table:style-name="ce5" office:value-type="string">
            <text:p>many and quite divergent reads, probably duplicated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637.C2.Contig746_upstream.fa.ssake_m29_o1_r0.7_t0_w1_pid63213.contigs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/>
          <table:table-cell table:style-name="ce11" office:value-type="string">
            <text:p>contig9|size115|read37|cov16.41|blast3e-23+++contig16|size72|read9|cov6.38|blast9e-21+++contig22|size116|read18|cov7.91|blast3e-17+++contig6|size57|read13|cov11.63|blast8e-14+++contig7|size63|read28|cov22.67|blast1e-12+++contig45|size70|read6|cov4.37|blast1e-12+++contig42|size53|read3|cov2.89|blast9e-13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LC.689.C1.Contig803_downstream.fa.ssake_m15_o1_r0.7_t0_w1_pid63213.contigs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017"/>
        </table:table-row>
        <table:table-row table:style-name="ro1">
          <table:table-cell table:style-name="ce6" office:value-type="string">
            <text:p>LC.689.C1.Contig803_upstream.fa.ssake_m16_o1_r0.7_t0_w1_pid63213.contigs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contig2|size139|read42|cov15.41|blast2e-32 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LC.816.C1.Contig944_downstream.fa.ssake_m24_o1_r0.7_t0_w1_pid63213.contigs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contig2|size232|read168|cov36.93|blast7e-100+++contig1|size176|read99|cov28.69|blast5e-75+++contig3|size71|read8|cov5.75|blast2e-30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>
          <table:table-cell table:style-name="ce2" office:value-type="string">
            <text:p>LC.816.C1.Contig944_upstream.fa.ssake_m19_o1_r0.7_t0_w1_pid63213.contigs</text:p>
          </table:table-cell>
          <table:table-cell table:style-name="ce11" office:value-type="float" office:value="337">
            <text:p>337</text:p>
          </table:table-cell>
          <table:table-cell table:style-name="ce11" office:value-type="float" office:value="5">
            <text:p>5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contig1|size337|read205|cov31.02|blast4e-41+++contig4|size80|read2|cov1.27|blast5e-20 </text:p>
          </table:table-cell>
          <table:table-cell table:style-name="ce11" office:value-type="string">
            <text:p><text:s/></text:p>
          </table:table-cell>
          <table:table-cell table:style-name="ce11" table:number-columns-repeated="1014"/>
        </table:table-row>
        <table:table-row table:style-name="ro1" table:number-rows-repeated="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4" table:style-name="ta3">
        <office:forms form:automatic-focus="false" form:apply-design-mode="false"/>
        <table:table-column table:style-name="co12" table:default-cell-style-name="ce13"/>
        <table:table-column table:style-name="co13" table:number-columns-repeated="6" table:default-cell-style-name="ce13"/>
        <table:table-column table:style-name="co8" table:number-columns-repeated="1017" table:default-cell-style-name="ce13"/>
        <table:table-row table:style-name="ro1">
          <table:table-cell table:style-name="ce10" office:value-type="string">
            <text:p>file name</text:p>
          </table:table-cell>
          <table:table-cell table:style-name="ce10" office:value-type="string">
            <text:p>max contig length</text:p>
          </table:table-cell>
          <table:table-cell table:style-name="ce10" office:value-type="string">
            <text:p># of contigs</text:p>
          </table:table-cell>
          <table:table-cell table:style-name="ce10" office:value-type="string">
            <text:p># contigs &gt;100</text:p>
          </table:table-cell>
          <table:table-cell table:style-name="ce10" office:value-type="string">
            <text:p># contigs &gt;200</text:p>
          </table:table-cell>
          <table:table-cell table:style-name="ce10" office:value-type="string">
            <text:p># contigs &gt;300</text:p>
          </table:table-cell>
          <table:table-cell table:style-name="ce10" office:value-type="string">
            <text:p># of blast hits</text:p>
          </table:table-cell>
          <table:table-cell table:style-name="ce10" table:number-columns-repeated="1016"/>
          <table:table-cell table:style-name="ce1"/>
        </table:table-row>
        <table:table-row table:style-name="ro1">
          <table:table-cell office:value-type="string">
            <text:p>cleaned_all_Big_Data_LC01005A2G05.f1_downstream.fa.ssake_m17_o1_r0.7_t0_w1_pid63213.contigs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05A2G05.f1_upstream.fa.ssake_m17_o1_r0.7_t0_w1_pid63213.contigs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06A2D02.f1_downstream.fa.ssake_m23_o1_r0.7_t0_w1_pid63213.contigs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06A2D02.f1_upstream.fa.ssake_m18_o1_r0.7_t0_w1_pid63213.contigs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10B2D11.f1_downstream.fa.ssake_m12_o1_r0.7_t0_w1_pid63213.contigs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0B2D11.f1_upstream.fa.ssake_m17_o1_r0.7_t0_w1_pid63213.contigs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12A2E09.f1_downstream.fa.ssake_m27_o1_r0.7_t0_w1_pid63213.contigs</text:p>
          </table:table-cell>
          <table:table-cell office:value-type="float" office:value="325">
            <text:p>325</text:p>
          </table:table-cell>
          <table:table-cell office:value-type="float" office:value="366">
            <text:p>366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2A2E09.f1_upstream.fa.ssake_m17_o1_r0.7_t0_w1_pid63213.contigs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24A1G12.f1_downstream.fa.ssake_m19_o1_r0.7_t0_w1_pid63213.contigs</text:p>
          </table:table-cell>
          <table:table-cell office:value-type="float" office:value="352">
            <text:p>352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4A1G12.f1_upstream.fa.ssake_m12_o1_r0.7_t0_w1_pid63213.contigs</text:p>
          </table:table-cell>
          <table:table-cell office:value-type="float" office:value="188">
            <text:p>1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27B1F11.f1_downstream.fa.ssake_m17_o1_r0.7_t0_w1_pid63213.contigs</text:p>
          </table:table-cell>
          <table:table-cell office:value-type="float" office:value="279">
            <text:p>279</text:p>
          </table:table-cell>
          <table:table-cell office:value-type="float" office:value="172">
            <text:p>17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7B1F11.f1_upstream.fa.ssake_m19_o1_r0.7_t0_w1_pid63213.contigs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48B2F05.f2_downstream.fa.ssake_m13_o1_r0.7_t0_w1_pid63213.contigs</text:p>
          </table:table-cell>
          <table:table-cell office:value-type="float" office:value="299">
            <text:p>299</text:p>
          </table:table-cell>
          <table:table-cell office:value-type="float" office:value="173">
            <text:p>17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8B2F05.f2_upstream.fa.ssake_m16_o1_r0.7_t0_w1_pid63213.contigs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49B2F02.f1_downstream.fa.ssake_m21_o1_r0.7_t0_w1_pid63213.contigs</text:p>
          </table:table-cell>
          <table:table-cell office:value-type="float" office:value="318">
            <text:p>318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9B2F02.f1_upstream.fa.ssake_m11_o1_r0.7_t0_w1_pid63213.contigs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53A2H03.f1_downstream.fa.ssake_m13_o1_r0.7_t0_w1_pid63213.contigs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3A2H03.f1_upstream.fa.ssake_m13_o1_r0.7_t0_w1_pid63213.contigs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59B2A04.f1_downstream.fa.ssake_m22_o1_r0.7_t0_w1_pid63213.contigs</text:p>
          </table:table-cell>
          <table:table-cell office:value-type="float" office:value="293">
            <text:p>29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9B2A04.f1_upstream.fa.ssake_m20_o1_r0.7_t0_w1_pid63213.contigs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02008A1C02.f1_downstream.fa.ssake_m11_o1_r0.7_t0_w1_pid63213.contigs</text:p>
          </table:table-cell>
          <table:table-cell table:style-name="ce5" office:value-type="float" office:value="133">
            <text:p>13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02008A1C02.f1_upstream.fa.ssake_m19_o1_r0.7_t0_w1_pid63213.contigs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01A1D08.f1_downstream.fa.ssake_m21_o1_r0.7_t0_w1_pid63213.contigs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D08.f1_upstream.fa.ssake_m21_o1_r0.7_t0_w1_pid63213.contigs</text:p>
          </table:table-cell>
          <table:table-cell office:value-type="float" office:value="266">
            <text:p>266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01A1F04.f1_downstream.fa.ssake_m16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F04.f1_upstream.fa.ssake_m15_o1_r0.7_t0_w1_pid63213.contigs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03001B1C02.f1_downstream.fa.ssake_m18_o1_r0.7_t0_w1_pid63213.contigs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03001B1C02.f1_upstream.fa.ssake_m18_o1_r0.7_t0_w1_pid63213.contigs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03001B1D09.f1_downstream.fa.ssake_m15_o1_r0.7_t0_w1_pid63213.contigs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03001B1D09.f1_upstream.fa.ssake_m22_o1_r0.7_t0_w1_pid63213.contigs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02A1H02.f1_downstream.fa.ssake_m18_o1_r0.7_t0_w1_pid63213.contigs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2A1H02.f1_upstream.fa.ssake_m28_o1_r0.7_t0_w1_pid63213.contigs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04A2B08.f1_downstream.fa.ssake_m23_o1_r0.7_t0_w1_pid63213.contigs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4A2B08.f1_upstream.fa.ssake_m32_o1_r0.7_t0_w1_pid63213.contigs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0B1A12.f1_downstream.fa.ssake_m11_o1_r0.7_t0_w1_pid63213.contigs</text:p>
          </table:table-cell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1A12.f1_upstream.fa.ssake_m16_o1_r0.7_t0_w1_pid63213.contigs</text:p>
          </table:table-cell>
          <table:table-cell office:value-type="float" office:value="380">
            <text:p>380</text:p>
          </table:table-cell>
          <table:table-cell office:value-type="float" office:value="11560">
            <text:p>11560</text:p>
          </table:table-cell>
          <table:table-cell office:value-type="float" office:value="2760">
            <text:p>276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0B2B01.f1_downstream.fa.ssake_m21_o1_r0.7_t0_w1_pid63213.contigs</text:p>
          </table:table-cell>
          <table:table-cell office:value-type="float" office:value="369">
            <text:p>369</text:p>
          </table:table-cell>
          <table:table-cell office:value-type="float" office:value="3413">
            <text:p>3413</text:p>
          </table:table-cell>
          <table:table-cell office:value-type="float" office:value="654">
            <text:p>65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695">
            <text:p>169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2B01.f1_upstream.fa.ssake_m11_o1_r0.7_t0_w1_pid63213.contigs</text:p>
          </table:table-cell>
          <table:table-cell office:value-type="float" office:value="369">
            <text:p>369</text:p>
          </table:table-cell>
          <table:table-cell office:value-type="float" office:value="626">
            <text:p>626</text:p>
          </table:table-cell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2A1D06.f1_downstream.fa.ssake_m24_o1_r0.7_t0_w1_pid63213.contigs</text:p>
          </table:table-cell>
          <table:table-cell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2A1D06.f1_upstream.fa.ssake_m23_o1_r0.7_t0_w1_pid63213.contigs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03012B1A04.f1_downstream.fa.ssake_m27_o1_r0.7_t0_w1_pid63213.contigs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03012B1A04.f1_upstream.fa.ssake_m14_o1_r0.7_t0_w1_pid63213.contigs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3B1H08.f1_downstream.fa.ssake_m19_o1_r0.7_t0_w1_pid63213.contigs</text:p>
          </table:table-cell>
          <table:table-cell office:value-type="float" office:value="244">
            <text:p>244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3B1H08.f1_upstream.fa.ssake_m21_o1_r0.7_t0_w1_pid63213.contigs</text:p>
          </table:table-cell>
          <table:table-cell office:value-type="float" office:value="324">
            <text:p>324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4B1A06.f1_downstream.fa.ssake_m21_o1_r0.7_t0_w1_pid63213.contigs</text:p>
          </table:table-cell>
          <table:table-cell office:value-type="float" office:value="252">
            <text:p>252</text:p>
          </table:table-cell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4B1A06.f1_upstream.fa.ssake_m20_o1_r0.7_t0_w1_pid63213.contigs</text:p>
          </table:table-cell>
          <table:table-cell office:value-type="float" office:value="284">
            <text:p>284</text:p>
          </table:table-cell>
          <table:table-cell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5B1C04.f1_downstream.fa.ssake_m18_o1_r0.7_t0_w1_pid63213.contigs</text:p>
          </table:table-cell>
          <table:table-cell office:value-type="float" office:value="306">
            <text:p>306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5B1C04.f1_upstream.fa.ssake_m17_o1_r0.7_t0_w1_pid63213.contigs</text:p>
          </table:table-cell>
          <table:table-cell office:value-type="float" office:value="305">
            <text:p>305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8A1A08.f1_downstream.fa.ssake_m23_o1_r0.7_t0_w1_pid63213.contigs</text:p>
          </table:table-cell>
          <table:table-cell office:value-type="float" office:value="238">
            <text:p>238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8A1A08.f1_upstream.fa.ssake_m25_o1_r0.7_t0_w1_pid63213.contigs</text:p>
          </table:table-cell>
          <table:table-cell office:value-type="float" office:value="307">
            <text:p>307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9A1B03.f1_downstream.fa.ssake_m28_o1_r0.7_t0_w1_pid63213.contigs</text:p>
          </table:table-cell>
          <table:table-cell office:value-type="float" office:value="290">
            <text:p>290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B03.f1_upstream.fa.ssake_m18_o1_r0.7_t0_w1_pid63213.contigs</text:p>
          </table:table-cell>
          <table:table-cell office:value-type="float" office:value="550">
            <text:p>550</text:p>
          </table:table-cell>
          <table:table-cell office:value-type="float" office:value="3826">
            <text:p>3826</text:p>
          </table:table-cell>
          <table:table-cell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19A1F03.f1_downstream.fa.ssake_m15_o1_r0.7_t0_w1_pid63213.contigs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F03.f1_upstream.fa.ssake_m16_o1_r0.7_t0_w1_pid63213.contigs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21A1E12.f1_downstream.fa.ssake_m30_o1_r0.7_t0_w1_pid63213.contigs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1A1E12.f1_upstream.fa.ssake_m21_o1_r0.7_t0_w1_pid63213.contigs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22B1G10.f1_downstream.fa.ssake_m17_o1_r0.7_t0_w1_pid63213.contigs</text:p>
          </table:table-cell>
          <table:table-cell office:value-type="float" office:value="342">
            <text:p>342</text:p>
          </table:table-cell>
          <table:table-cell office:value-type="float" office:value="1564">
            <text:p>1564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2B1G10.f1_upstream.fa.ssake_m14_o1_r0.7_t0_w1_pid63213.contigs</text:p>
          </table:table-cell>
          <table:table-cell office:value-type="float" office:value="282">
            <text:p>282</text:p>
          </table:table-cell>
          <table:table-cell office:value-type="float" office:value="467">
            <text:p>467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3023A2E12.f1_downstream.fa.ssake_m20_o1_r0.7_t0_w1_pid63213.contigs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3A2E12.f1_upstream.fa.ssake_m17_o1_r0.7_t0_w1_pid63213.contigs</text:p>
          </table:table-cell>
          <table:table-cell office:value-type="float" office:value="447">
            <text:p>447</text:p>
          </table:table-cell>
          <table:table-cell office:value-type="float" office:value="1115">
            <text:p>1115</text:p>
          </table:table-cell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1094.C1.Contig1233_downstream.fa.ssake_m13_o1_r0.7_t0_w1_pid63213.contigs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094.C1.Contig1233_upstream.fa.ssake_m20_o1_r0.7_t0_w1_pid63213.contigs</text:p>
          </table:table-cell>
          <table:table-cell office:value-type="float" office:value="291">
            <text:p>29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1365.C1.Contig1509_downstream.fa.ssake_m12_o1_r0.7_t0_w1_pid63213.contigs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365.C1.Contig1509_upstream.fa.ssake_m21_o1_r0.7_t0_w1_pid63213.contigs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148.C1.Contig208_downstream.fa.ssake_m11_o1_r0.7_t0_w1_pid63213.contigs</text:p>
          </table:table-cell>
          <table:table-cell office:value-type="float" office:value="262">
            <text:p>262</text:p>
          </table:table-cell>
          <table:table-cell office:value-type="float" office:value="182">
            <text:p>18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8.C1.Contig208_upstream.fa.ssake_m11_o1_r0.7_t0_w1_pid63213.contigs</text:p>
          </table:table-cell>
          <table:table-cell office:value-type="float" office:value="275">
            <text:p>275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14.C2.Contig19_downstream.fa.ssake_m19_o1_r0.7_t0_w1_pid63213.contigs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.C2.Contig19_upstream.fa.ssake_m13_o1_r0.7_t0_w1_pid63213.contigs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153.C1.Contig213_downstream.fa.ssake_m16_o1_r0.7_t0_w1_pid63213.contigs</text:p>
          </table:table-cell>
          <table:table-cell table:style-name="ce5" office:value-type="float" office:value="203">
            <text:p>20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153.C1.Contig213_upstream.fa.ssake_m20_o1_r0.7_t0_w1_pid63213.contigs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1628.C1.Contig1776_downstream.fa.ssake_m28_o1_r0.7_t0_w1_pid63213.contigs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1628.C1.Contig1776_upstream.fa.ssake_m19_o1_r0.7_t0_w1_pid63213.contigs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2439.C1.Contig2600_downstream.fa.ssake_m13_o1_r0.7_t0_w1_pid63213.contigs</text:p>
          </table:table-cell>
          <table:table-cell office:value-type="float" office:value="367">
            <text:p>36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439.C1.Contig2600_upstream.fa.ssake_m17_o1_r0.7_t0_w1_pid63213.contigs</text:p>
          </table:table-cell>
          <table:table-cell office:value-type="float" office:value="362">
            <text:p>362</text:p>
          </table:table-cell>
          <table:table-cell office:value-type="float" office:value="758">
            <text:p>758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2546.C1.Contig2708_downstream.fa.ssake_m14_o1_r0.7_t0_w1_pid63213.contigs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2546.C1.Contig2708_upstream.fa.ssake_m22_o1_r0.7_t0_w1_pid63213.contigs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2745.C1.Contig2904_downstream.fa.ssake_m18_o1_r0.7_t0_w1_pid63213.contigs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2745.C1.Contig2904_upstream.fa.ssake_m27_o1_r0.7_t0_w1_pid63213.contigs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2844.C1.Contig3004_downstream.fa.ssake_m23_o1_r0.7_t0_w1_pid63213.contigs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2844.C1.Contig3004_upstream.fa.ssake_m19_o1_r0.7_t0_w1_pid63213.contigs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29.C2.Contig39_downstream.fa.ssake_m12_o1_r0.7_t0_w1_pid63213.contigs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29.C2.Contig39_upstream.fa.ssake_m22_o1_r0.7_t0_w1_pid63213.contigs</text:p>
          </table:table-cell>
          <table:table-cell table:style-name="ce5" office:value-type="float" office:value="338">
            <text:p>33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3301.C1.Contig3445_downstream.fa.ssake_m14_o1_r0.7_t0_w1_pid63213.contigs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301.C1.Contig3445_upstream.fa.ssake_m21_o1_r0.7_t0_w1_pid63213.contigs</text:p>
          </table:table-cell>
          <table:table-cell office:value-type="float" office:value="390">
            <text:p>390</text:p>
          </table:table-cell>
          <table:table-cell office:value-type="float" office:value="360">
            <text:p>36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35.C1.Contig49_downstream.fa.ssake_m15_o1_r0.7_t0_w1_pid63213.contigs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1">
            <text:p>3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35.C1.Contig49_upstream.fa.ssake_m17_o1_r0.7_t0_w1_pid63213.contigs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3629.C1.Contig3766_downstream.fa.ssake_m26_o1_r0.7_t0_w1_pid63213.contigs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3629.C1.Contig3766_upstream.fa.ssake_m25_o1_r0.7_t0_w1_pid63213.contigs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3754.C1.Contig3884_downstream.fa.ssake_m14_o1_r0.7_t0_w1_pid63213.contigs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3754.C1.Contig3884_upstream.fa.ssake_m15_o1_r0.7_t0_w1_pid63213.contigs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012.C1.Contig4139_downstream.fa.ssake_m15_o1_r0.7_t0_w1_pid63213.contigs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012.C1.Contig4139_upstream.fa.ssake_m19_o1_r0.7_t0_w1_pid63213.contigs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254.C1.Contig4373_downstream.fa.ssake_m20_o1_r0.7_t0_w1_pid63213.contigs</text:p>
          </table:table-cell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254.C1.Contig4373_upstream.fa.ssake_m20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304.C1.Contig4423_downstream.fa.ssake_m12_o1_r0.7_t0_w1_pid63213.contigs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04.C1.Contig4423_upstream.fa.ssake_m17_o1_r0.7_t0_w1_pid63213.contigs</text:p>
          </table:table-cell>
          <table:table-cell office:value-type="float" office:value="345">
            <text:p>345</text:p>
          </table:table-cell>
          <table:table-cell office:value-type="float" office:value="461">
            <text:p>461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313.C1.Contig4431_downstream.fa.ssake_m15_o1_r0.7_t0_w1_pid63213.contigs</text:p>
          </table:table-cell>
          <table:table-cell office:value-type="float" office:value="264">
            <text:p>26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13.C1.Contig4431_upstream.fa.ssake_m13_o1_r0.7_t0_w1_pid63213.contigs</text:p>
          </table:table-cell>
          <table:table-cell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324.C1.Contig4440_downstream.fa.ssake_m24_o1_r0.7_t0_w1_pid63213.contigs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24.C1.Contig4440_upstream.fa.ssake_m17_o1_r0.7_t0_w1_pid63213.contigs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466.C1.Contig4569_downstream.fa.ssake_m19_o1_r0.7_t0_w1_pid63213.contigs</text:p>
          </table:table-cell>
          <table:table-cell office:value-type="float" office:value="503">
            <text:p>503</text:p>
          </table:table-cell>
          <table:table-cell office:value-type="float" office:value="919">
            <text:p>919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466.C1.Contig4569_upstream.fa.ssake_m20_o1_r0.7_t0_w1_pid63213.contigs</text:p>
          </table:table-cell>
          <table:table-cell office:value-type="float" office:value="642">
            <text:p>642</text:p>
          </table:table-cell>
          <table:table-cell office:value-type="float" office:value="805">
            <text:p>805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543.C1.Contig4643_downstream.fa.ssake_m11_o1_r0.7_t0_w1_pid63213.contigs</text:p>
          </table:table-cell>
          <table:table-cell office:value-type="float" office:value="356">
            <text:p>356</text:p>
          </table:table-cell>
          <table:table-cell office:value-type="float" office:value="1223">
            <text:p>1223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543.C1.Contig4643_upstream.fa.ssake_m20_o1_r0.7_t0_w1_pid63213.contigs</text:p>
          </table:table-cell>
          <table:table-cell office:value-type="float" office:value="441">
            <text:p>441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46.C1.Contig64_downstream.fa.ssake_m16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6.C1.Contig64_upstream.fa.ssake_m15_o1_r0.7_t0_w1_pid63213.contig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637.C1.Contig745_downstream.fa.ssake_m12_o1_r0.7_t0_w1_pid63213.contigs</text:p>
          </table:table-cell>
          <table:table-cell office:value-type="float" office:value="341">
            <text:p>341</text:p>
          </table:table-cell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1.Contig745_upstream.fa.ssake_m24_o1_r0.7_t0_w1_pid63213.contigs</text:p>
          </table:table-cell>
          <table:table-cell office:value-type="float" office:value="327">
            <text:p>327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637.C2.Contig746_downstream.fa.ssake_m27_o1_r0.7_t0_w1_pid63213.contigs</text:p>
          </table:table-cell>
          <table:table-cell office:value-type="float" office:value="281">
            <text:p>28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2.Contig746_upstream.fa.ssake_m29_o1_r0.7_t0_w1_pid63213.contigs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64.C1.Contig86_downstream.fa.ssake_m16_o1_r0.7_t0_w1_pid63213.contigs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64.C1.Contig86_upstream.fa.ssake_m18_o1_r0.7_t0_w1_pid63213.contigs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689.C1.Contig803_downstream.fa.ssake_m15_o1_r0.7_t0_w1_pid63213.contigs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89.C1.Contig803_upstream.fa.ssake_m16_o1_r0.7_t0_w1_pid63213.contigs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79.C11.Contig117_downstream.fa.ssake_m22_o1_r0.7_t0_w1_pid63213.contigs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11.Contig117_upstream.fa.ssake_m19_o1_r0.7_t0_w1_pid63213.contigs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79.C5.Contig111_downstream.fa.ssake_m23_o1_r0.7_t0_w1_pid63213.contigs</text:p>
          </table:table-cell>
          <table:table-cell office:value-type="float" office:value="254">
            <text:p>25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5.Contig111_upstream.fa.ssake_m30_o1_r0.7_t0_w1_pid63213.contigs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79.C8.Contig114_downstream.fa.ssake_m16_o1_r0.7_t0_w1_pid63213.contigs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8.Contig114_upstream.fa.ssake_m11_o1_r0.7_t0_w1_pid63213.contigs</text:p>
          </table:table-cell>
          <table:table-cell office:value-type="float" office:value="252">
            <text:p>252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816.C1.Contig944_downstream.fa.ssake_m24_o1_r0.7_t0_w1_pid63213.contigs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816.C1.Contig944_upstream.fa.ssake_m19_o1_r0.7_t0_w1_pid63213.contigs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91.C2.Contig134_downstream.fa.ssake_m16_o1_r0.7_t0_w1_pid63213.contigs</text:p>
          </table:table-cell>
          <table:table-cell office:value-type="float" office:value="220">
            <text:p>22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2.Contig134_upstream.fa.ssake_m20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.91.C5.Contig137_downstream.fa.ssake_m21_o1_r0.7_t0_w1_pid63213.contigs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5.Contig137_upstream.fa.ssake_m17_o1_r0.7_t0_w1_pid63213.contigs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leaned_all_Big_Data_LC.91.C7.Contig139_downstream.fa.ssake_m22_o1_r0.7_t0_w1_pid63213.contigs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cleaned_all_Big_Data_LC.91.C7.Contig139_upstream.fa.ssake_m12_o1_r0.7_t0_w1_pid63213.contigs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17"/>
        </table:table-row>
        <table:table-row table:style-name="ro1" table:number-rows-repeated="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3" table:style-name="ta4">
        <office:forms form:automatic-focus="false" form:apply-design-mode="false"/>
        <table:table-column table:style-name="co14" table:default-cell-style-name="ce13"/>
        <table:table-column table:style-name="co15" table:number-columns-repeated="6" table:default-cell-style-name="ce13"/>
        <table:table-column table:style-name="co8" table:number-columns-repeated="1017" table:default-cell-style-name="ce13"/>
        <table:table-row table:style-name="ro1">
          <table:table-cell table:style-name="ce7" office:value-type="string">
            <text:p>file name</text:p>
          </table:table-cell>
          <table:table-cell table:style-name="ce7" office:value-type="string">
            <text:p>max contig length</text:p>
          </table:table-cell>
          <table:table-cell table:style-name="ce7" office:value-type="string">
            <text:p># of contigs</text:p>
          </table:table-cell>
          <table:table-cell table:style-name="ce7" office:value-type="string">
            <text:p># contigs &gt;100</text:p>
          </table:table-cell>
          <table:table-cell table:style-name="ce7" office:value-type="string">
            <text:p># contigs &gt;200</text:p>
          </table:table-cell>
          <table:table-cell table:style-name="ce7" office:value-type="string">
            <text:p># contigs &gt;300</text:p>
          </table:table-cell>
          <table:table-cell table:style-name="ce10" office:value-type="string">
            <text:p># of blast hits</text:p>
          </table:table-cell>
          <table:table-cell table:style-name="ce7" table:number-columns-repeated="1017"/>
        </table:table-row>
        <table:table-row table:style-name="ro1">
          <table:table-cell office:value-type="string">
            <text:p>cleaned_all_Big_Data_LC01005A2G05.f1_downstream.fa.ssake_m17_o1_r0.7_t0_w1_pid63213.contigs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05A2G05.f1_upstream.fa.ssake_m17_o1_r0.7_t0_w1_pid63213.contigs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eaned_all_Big_Data_LC01006A2D02.f1_downstream.fa.ssake_m23_o1_r0.7_t0_w1_pid63213.contigs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06A2D02.f1_upstream.fa.ssake_m18_o1_r0.7_t0_w1_pid63213.contigs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0B2D11.f1_downstream.fa.ssake_m12_o1_r0.7_t0_w1_pid63213.contigs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0B2D11.f1_upstream.fa.ssake_m17_o1_r0.7_t0_w1_pid63213.contigs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2A2E09.f1_downstream.fa.ssake_m27_o1_r0.7_t0_w1_pid63213.contigs</text:p>
          </table:table-cell>
          <table:table-cell office:value-type="float" office:value="325">
            <text:p>325</text:p>
          </table:table-cell>
          <table:table-cell office:value-type="float" office:value="366">
            <text:p>366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12A2E09.f1_upstream.fa.ssake_m17_o1_r0.7_t0_w1_pid63213.contigs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4A1G12.f1_downstream.fa.ssake_m19_o1_r0.7_t0_w1_pid63213.contigs</text:p>
          </table:table-cell>
          <table:table-cell office:value-type="float" office:value="352">
            <text:p>352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4A1G12.f1_upstream.fa.ssake_m12_o1_r0.7_t0_w1_pid63213.contigs</text:p>
          </table:table-cell>
          <table:table-cell office:value-type="float" office:value="188">
            <text:p>1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7B1F11.f1_downstream.fa.ssake_m17_o1_r0.7_t0_w1_pid63213.contigs</text:p>
          </table:table-cell>
          <table:table-cell office:value-type="float" office:value="279">
            <text:p>279</text:p>
          </table:table-cell>
          <table:table-cell office:value-type="float" office:value="172">
            <text:p>17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27B1F11.f1_upstream.fa.ssake_m19_o1_r0.7_t0_w1_pid63213.contigs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8B2F05.f2_downstream.fa.ssake_m13_o1_r0.7_t0_w1_pid63213.contigs</text:p>
          </table:table-cell>
          <table:table-cell office:value-type="float" office:value="299">
            <text:p>299</text:p>
          </table:table-cell>
          <table:table-cell office:value-type="float" office:value="173">
            <text:p>17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8B2F05.f2_upstream.fa.ssake_m16_o1_r0.7_t0_w1_pid63213.contigs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9B2F02.f1_downstream.fa.ssake_m21_o1_r0.7_t0_w1_pid63213.contigs</text:p>
          </table:table-cell>
          <table:table-cell office:value-type="float" office:value="318">
            <text:p>318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49B2F02.f1_upstream.fa.ssake_m11_o1_r0.7_t0_w1_pid63213.contigs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3A2H03.f1_downstream.fa.ssake_m13_o1_r0.7_t0_w1_pid63213.contigs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3A2H03.f1_upstream.fa.ssake_m13_o1_r0.7_t0_w1_pid63213.contigs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9B2A04.f1_downstream.fa.ssake_m22_o1_r0.7_t0_w1_pid63213.contigs</text:p>
          </table:table-cell>
          <table:table-cell office:value-type="float" office:value="293">
            <text:p>29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1059B2A04.f1_upstream.fa.ssake_m20_o1_r0.7_t0_w1_pid63213.contigs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2008A1C02.f1_downstream.fa.ssake_m11_o1_r0.7_t0_w1_pid63213.contigs</text:p>
          </table:table-cell>
          <table:table-cell office:value-type="float" office:value="133">
            <text:p>13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2008A1C02.f1_upstream.fa.ssake_m19_o1_r0.7_t0_w1_pid63213.contigs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D08.f1_downstream.fa.ssake_m21_o1_r0.7_t0_w1_pid63213.contigs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D08.f1_upstream.fa.ssake_m21_o1_r0.7_t0_w1_pid63213.contigs</text:p>
          </table:table-cell>
          <table:table-cell office:value-type="float" office:value="266">
            <text:p>266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F04.f1_downstream.fa.ssake_m16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A1F04.f1_upstream.fa.ssake_m15_o1_r0.7_t0_w1_pid63213.contigs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B1C02.f1_downstream.fa.ssake_m18_o1_r0.7_t0_w1_pid63213.contigs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B1C02.f1_upstream.fa.ssake_m18_o1_r0.7_t0_w1_pid63213.contigs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B1D09.f1_downstream.fa.ssake_m15_o1_r0.7_t0_w1_pid63213.contigs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1B1D09.f1_upstream.fa.ssake_m22_o1_r0.7_t0_w1_pid63213.contigs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2A1H02.f1_downstream.fa.ssake_m18_o1_r0.7_t0_w1_pid63213.contigs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2A1H02.f1_upstream.fa.ssake_m28_o1_r0.7_t0_w1_pid63213.contigs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4A2B08.f1_downstream.fa.ssake_m23_o1_r0.7_t0_w1_pid63213.contigs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04A2B08.f1_upstream.fa.ssake_m32_o1_r0.7_t0_w1_pid63213.contigs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1A12.f1_downstream.fa.ssake_m11_o1_r0.7_t0_w1_pid63213.contigs</text:p>
          </table:table-cell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1A12.f1_upstream.fa.ssake_m16_o1_r0.7_t0_w1_pid63213.contigs</text:p>
          </table:table-cell>
          <table:table-cell office:value-type="float" office:value="380">
            <text:p>380</text:p>
          </table:table-cell>
          <table:table-cell office:value-type="float" office:value="11560">
            <text:p>11560</text:p>
          </table:table-cell>
          <table:table-cell office:value-type="float" office:value="2760">
            <text:p>276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2B01.f1_downstream.fa.ssake_m21_o1_r0.7_t0_w1_pid63213.contigs</text:p>
          </table:table-cell>
          <table:table-cell office:value-type="float" office:value="369">
            <text:p>369</text:p>
          </table:table-cell>
          <table:table-cell office:value-type="float" office:value="3413">
            <text:p>3413</text:p>
          </table:table-cell>
          <table:table-cell office:value-type="float" office:value="654">
            <text:p>65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695">
            <text:p>169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0B2B01.f1_upstream.fa.ssake_m11_o1_r0.7_t0_w1_pid63213.contigs</text:p>
          </table:table-cell>
          <table:table-cell office:value-type="float" office:value="369">
            <text:p>369</text:p>
          </table:table-cell>
          <table:table-cell office:value-type="float" office:value="626">
            <text:p>626</text:p>
          </table:table-cell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2A1D06.f1_downstream.fa.ssake_m24_o1_r0.7_t0_w1_pid63213.contigs</text:p>
          </table:table-cell>
          <table:table-cell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2A1D06.f1_upstream.fa.ssake_m23_o1_r0.7_t0_w1_pid63213.contigs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2B1A04.f1_downstream.fa.ssake_m27_o1_r0.7_t0_w1_pid63213.contigs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2B1A04.f1_upstream.fa.ssake_m14_o1_r0.7_t0_w1_pid63213.contigs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3B1H08.f1_downstream.fa.ssake_m19_o1_r0.7_t0_w1_pid63213.contigs</text:p>
          </table:table-cell>
          <table:table-cell office:value-type="float" office:value="244">
            <text:p>244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3B1H08.f1_upstream.fa.ssake_m21_o1_r0.7_t0_w1_pid63213.contigs</text:p>
          </table:table-cell>
          <table:table-cell office:value-type="float" office:value="324">
            <text:p>324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4B1A06.f1_downstream.fa.ssake_m21_o1_r0.7_t0_w1_pid63213.contigs</text:p>
          </table:table-cell>
          <table:table-cell office:value-type="float" office:value="252">
            <text:p>252</text:p>
          </table:table-cell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4B1A06.f1_upstream.fa.ssake_m20_o1_r0.7_t0_w1_pid63213.contigs</text:p>
          </table:table-cell>
          <table:table-cell office:value-type="float" office:value="284">
            <text:p>284</text:p>
          </table:table-cell>
          <table:table-cell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5B1C04.f1_downstream.fa.ssake_m18_o1_r0.7_t0_w1_pid63213.contigs</text:p>
          </table:table-cell>
          <table:table-cell office:value-type="float" office:value="306">
            <text:p>306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5B1C04.f1_upstream.fa.ssake_m17_o1_r0.7_t0_w1_pid63213.contigs</text:p>
          </table:table-cell>
          <table:table-cell office:value-type="float" office:value="305">
            <text:p>305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8A1A08.f1_downstream.fa.ssake_m23_o1_r0.7_t0_w1_pid63213.contigs</text:p>
          </table:table-cell>
          <table:table-cell office:value-type="float" office:value="238">
            <text:p>238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8A1A08.f1_upstream.fa.ssake_m25_o1_r0.7_t0_w1_pid63213.contigs</text:p>
          </table:table-cell>
          <table:table-cell office:value-type="float" office:value="307">
            <text:p>307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B03.f1_downstream.fa.ssake_m28_o1_r0.7_t0_w1_pid63213.contigs</text:p>
          </table:table-cell>
          <table:table-cell office:value-type="float" office:value="290">
            <text:p>290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B03.f1_upstream.fa.ssake_m18_o1_r0.7_t0_w1_pid63213.contigs</text:p>
          </table:table-cell>
          <table:table-cell office:value-type="float" office:value="550">
            <text:p>550</text:p>
          </table:table-cell>
          <table:table-cell office:value-type="float" office:value="3826">
            <text:p>3826</text:p>
          </table:table-cell>
          <table:table-cell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F03.f1_downstream.fa.ssake_m15_o1_r0.7_t0_w1_pid63213.contigs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19A1F03.f1_upstream.fa.ssake_m16_o1_r0.7_t0_w1_pid63213.contigs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1A1E12.f1_downstream.fa.ssake_m30_o1_r0.7_t0_w1_pid63213.contigs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1A1E12.f1_upstream.fa.ssake_m21_o1_r0.7_t0_w1_pid63213.contigs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2B1G10.f1_downstream.fa.ssake_m17_o1_r0.7_t0_w1_pid63213.contigs</text:p>
          </table:table-cell>
          <table:table-cell office:value-type="float" office:value="342">
            <text:p>342</text:p>
          </table:table-cell>
          <table:table-cell office:value-type="float" office:value="1564">
            <text:p>1564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2B1G10.f1_upstream.fa.ssake_m14_o1_r0.7_t0_w1_pid63213.contigs</text:p>
          </table:table-cell>
          <table:table-cell office:value-type="float" office:value="282">
            <text:p>282</text:p>
          </table:table-cell>
          <table:table-cell office:value-type="float" office:value="467">
            <text:p>467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3A2E12.f1_downstream.fa.ssake_m20_o1_r0.7_t0_w1_pid63213.contigs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03023A2E12.f1_upstream.fa.ssake_m17_o1_r0.7_t0_w1_pid63213.contigs</text:p>
          </table:table-cell>
          <table:table-cell office:value-type="float" office:value="447">
            <text:p>447</text:p>
          </table:table-cell>
          <table:table-cell office:value-type="float" office:value="1115">
            <text:p>1115</text:p>
          </table:table-cell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094.C1.Contig1233_downstream.fa.ssake_m13_o1_r0.7_t0_w1_pid63213.contigs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094.C1.Contig1233_upstream.fa.ssake_m20_o1_r0.7_t0_w1_pid63213.contigs</text:p>
          </table:table-cell>
          <table:table-cell office:value-type="float" office:value="291">
            <text:p>29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365.C1.Contig1509_downstream.fa.ssake_m12_o1_r0.7_t0_w1_pid63213.contigs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365.C1.Contig1509_upstream.fa.ssake_m21_o1_r0.7_t0_w1_pid63213.contigs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8.C1.Contig208_downstream.fa.ssake_m11_o1_r0.7_t0_w1_pid63213.contigs</text:p>
          </table:table-cell>
          <table:table-cell office:value-type="float" office:value="262">
            <text:p>262</text:p>
          </table:table-cell>
          <table:table-cell office:value-type="float" office:value="182">
            <text:p>18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8.C1.Contig208_upstream.fa.ssake_m11_o1_r0.7_t0_w1_pid63213.contigs</text:p>
          </table:table-cell>
          <table:table-cell office:value-type="float" office:value="275">
            <text:p>275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.C2.Contig19_downstream.fa.ssake_m19_o1_r0.7_t0_w1_pid63213.contigs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4.C2.Contig19_upstream.fa.ssake_m13_o1_r0.7_t0_w1_pid63213.contigs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53.C1.Contig213_downstream.fa.ssake_m16_o1_r0.7_t0_w1_pid63213.contigs</text:p>
          </table:table-cell>
          <table:table-cell office:value-type="float" office:value="203">
            <text:p>2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53.C1.Contig213_upstream.fa.ssake_m20_o1_r0.7_t0_w1_pid63213.contigs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628.C1.Contig1776_downstream.fa.ssake_m28_o1_r0.7_t0_w1_pid63213.contigs</text:p>
          </table:table-cell>
          <table:table-cell office:value-type="float" office:value="307">
            <text:p>307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1628.C1.Contig1776_upstream.fa.ssake_m19_o1_r0.7_t0_w1_pid63213.contigs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439.C1.Contig2600_downstream.fa.ssake_m13_o1_r0.7_t0_w1_pid63213.contigs</text:p>
          </table:table-cell>
          <table:table-cell office:value-type="float" office:value="367">
            <text:p>36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439.C1.Contig2600_upstream.fa.ssake_m17_o1_r0.7_t0_w1_pid63213.contigs</text:p>
          </table:table-cell>
          <table:table-cell office:value-type="float" office:value="362">
            <text:p>362</text:p>
          </table:table-cell>
          <table:table-cell office:value-type="float" office:value="758">
            <text:p>758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546.C1.Contig2708_downstream.fa.ssake_m14_o1_r0.7_t0_w1_pid63213.contigs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546.C1.Contig2708_upstream.fa.ssake_m22_o1_r0.7_t0_w1_pid63213.contigs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745.C1.Contig2904_downstream.fa.ssake_m18_o1_r0.7_t0_w1_pid63213.contigs</text:p>
          </table:table-cell>
          <table:table-cell office:value-type="float" office:value="232">
            <text:p>2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745.C1.Contig2904_upstream.fa.ssake_m27_o1_r0.7_t0_w1_pid63213.contigs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844.C1.Contig3004_downstream.fa.ssake_m23_o1_r0.7_t0_w1_pid63213.contigs</text:p>
          </table:table-cell>
          <table:table-cell office:value-type="float" office:value="268">
            <text:p>26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844.C1.Contig3004_upstream.fa.ssake_m19_o1_r0.7_t0_w1_pid63213.contigs</text:p>
          </table:table-cell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9.C2.Contig39_downstream.fa.ssake_m12_o1_r0.7_t0_w1_pid63213.contigs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29.C2.Contig39_upstream.fa.ssake_m22_o1_r0.7_t0_w1_pid63213.contigs</text:p>
          </table:table-cell>
          <table:table-cell office:value-type="float" office:value="338">
            <text:p>338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301.C1.Contig3445_downstream.fa.ssake_m14_o1_r0.7_t0_w1_pid63213.contigs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301.C1.Contig3445_upstream.fa.ssake_m21_o1_r0.7_t0_w1_pid63213.contigs</text:p>
          </table:table-cell>
          <table:table-cell office:value-type="float" office:value="390">
            <text:p>390</text:p>
          </table:table-cell>
          <table:table-cell office:value-type="float" office:value="360">
            <text:p>36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5.C1.Contig49_downstream.fa.ssake_m15_o1_r0.7_t0_w1_pid63213.contigs</text:p>
          </table:table-cell>
          <table:table-cell office:value-type="float" office:value="318">
            <text:p>318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5.C1.Contig49_upstream.fa.ssake_m17_o1_r0.7_t0_w1_pid63213.contigs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629.C1.Contig3766_downstream.fa.ssake_m26_o1_r0.7_t0_w1_pid63213.contigs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629.C1.Contig3766_upstream.fa.ssake_m25_o1_r0.7_t0_w1_pid63213.contigs</text:p>
          </table:table-cell>
          <table:table-cell office:value-type="float" office:value="272">
            <text:p>2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754.C1.Contig3884_downstream.fa.ssake_m14_o1_r0.7_t0_w1_pid63213.contigs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3754.C1.Contig3884_upstream.fa.ssake_m15_o1_r0.7_t0_w1_pid63213.contigs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012.C1.Contig4139_downstream.fa.ssake_m15_o1_r0.7_t0_w1_pid63213.contigs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012.C1.Contig4139_upstream.fa.ssake_m19_o1_r0.7_t0_w1_pid63213.contigs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254.C1.Contig4373_downstream.fa.ssake_m20_o1_r0.7_t0_w1_pid63213.contigs</text:p>
          </table:table-cell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254.C1.Contig4373_upstream.fa.ssake_m20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04.C1.Contig4423_downstream.fa.ssake_m12_o1_r0.7_t0_w1_pid63213.contigs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04.C1.Contig4423_upstream.fa.ssake_m17_o1_r0.7_t0_w1_pid63213.contigs</text:p>
          </table:table-cell>
          <table:table-cell office:value-type="float" office:value="345">
            <text:p>345</text:p>
          </table:table-cell>
          <table:table-cell office:value-type="float" office:value="461">
            <text:p>461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13.C1.Contig4431_downstream.fa.ssake_m15_o1_r0.7_t0_w1_pid63213.contigs</text:p>
          </table:table-cell>
          <table:table-cell office:value-type="float" office:value="264">
            <text:p>26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13.C1.Contig4431_upstream.fa.ssake_m13_o1_r0.7_t0_w1_pid63213.contigs</text:p>
          </table:table-cell>
          <table:table-cell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24.C1.Contig4440_downstream.fa.ssake_m24_o1_r0.7_t0_w1_pid63213.contigs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324.C1.Contig4440_upstream.fa.ssake_m17_o1_r0.7_t0_w1_pid63213.contigs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466.C1.Contig4569_downstream.fa.ssake_m19_o1_r0.7_t0_w1_pid63213.contigs</text:p>
          </table:table-cell>
          <table:table-cell office:value-type="float" office:value="503">
            <text:p>503</text:p>
          </table:table-cell>
          <table:table-cell office:value-type="float" office:value="919">
            <text:p>919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466.C1.Contig4569_upstream.fa.ssake_m20_o1_r0.7_t0_w1_pid63213.contigs</text:p>
          </table:table-cell>
          <table:table-cell office:value-type="float" office:value="642">
            <text:p>642</text:p>
          </table:table-cell>
          <table:table-cell office:value-type="float" office:value="805">
            <text:p>805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543.C1.Contig4643_downstream.fa.ssake_m11_o1_r0.7_t0_w1_pid63213.contigs</text:p>
          </table:table-cell>
          <table:table-cell office:value-type="float" office:value="356">
            <text:p>356</text:p>
          </table:table-cell>
          <table:table-cell office:value-type="float" office:value="1223">
            <text:p>1223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543.C1.Contig4643_upstream.fa.ssake_m20_o1_r0.7_t0_w1_pid63213.contigs</text:p>
          </table:table-cell>
          <table:table-cell office:value-type="float" office:value="441">
            <text:p>441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6.C1.Contig64_downstream.fa.ssake_m16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46.C1.Contig64_upstream.fa.ssake_m15_o1_r0.7_t0_w1_pid63213.contig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1.Contig745_downstream.fa.ssake_m12_o1_r0.7_t0_w1_pid63213.contigs</text:p>
          </table:table-cell>
          <table:table-cell office:value-type="float" office:value="341">
            <text:p>341</text:p>
          </table:table-cell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1.Contig745_upstream.fa.ssake_m24_o1_r0.7_t0_w1_pid63213.contigs</text:p>
          </table:table-cell>
          <table:table-cell office:value-type="float" office:value="327">
            <text:p>327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2.Contig746_downstream.fa.ssake_m27_o1_r0.7_t0_w1_pid63213.contigs</text:p>
          </table:table-cell>
          <table:table-cell office:value-type="float" office:value="281">
            <text:p>28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37.C2.Contig746_upstream.fa.ssake_m29_o1_r0.7_t0_w1_pid63213.contigs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4.C1.Contig86_downstream.fa.ssake_m16_o1_r0.7_t0_w1_pid63213.contigs</text:p>
          </table:table-cell>
          <table:table-cell office:value-type="float" office:value="271">
            <text:p>271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4.C1.Contig86_upstream.fa.ssake_m18_o1_r0.7_t0_w1_pid63213.contigs</text:p>
          </table:table-cell>
          <table:table-cell office:value-type="float" office:value="211">
            <text:p>2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89.C1.Contig803_downstream.fa.ssake_m15_o1_r0.7_t0_w1_pid63213.contigs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689.C1.Contig803_upstream.fa.ssake_m16_o1_r0.7_t0_w1_pid63213.contigs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11.Contig117_downstream.fa.ssake_m22_o1_r0.7_t0_w1_pid63213.contigs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11.Contig117_upstream.fa.ssake_m19_o1_r0.7_t0_w1_pid63213.contigs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5.Contig111_downstream.fa.ssake_m23_o1_r0.7_t0_w1_pid63213.contigs</text:p>
          </table:table-cell>
          <table:table-cell office:value-type="float" office:value="254">
            <text:p>25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5.Contig111_upstream.fa.ssake_m30_o1_r0.7_t0_w1_pid63213.contigs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8.Contig114_downstream.fa.ssake_m16_o1_r0.7_t0_w1_pid63213.contigs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79.C8.Contig114_upstream.fa.ssake_m11_o1_r0.7_t0_w1_pid63213.contigs</text:p>
          </table:table-cell>
          <table:table-cell office:value-type="float" office:value="252">
            <text:p>252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816.C1.Contig944_downstream.fa.ssake_m24_o1_r0.7_t0_w1_pid63213.contigs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816.C1.Contig944_upstream.fa.ssake_m19_o1_r0.7_t0_w1_pid63213.contigs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2.Contig134_downstream.fa.ssake_m16_o1_r0.7_t0_w1_pid63213.contigs</text:p>
          </table:table-cell>
          <table:table-cell office:value-type="float" office:value="220">
            <text:p>22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2.Contig134_upstream.fa.ssake_m20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5.Contig137_downstream.fa.ssake_m21_o1_r0.7_t0_w1_pid63213.contigs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5.Contig137_upstream.fa.ssake_m17_o1_r0.7_t0_w1_pid63213.contigs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7.Contig139_downstream.fa.ssake_m22_o1_r0.7_t0_w1_pid63213.contig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leaned_all_Big_Data_LC.91.C7.Contig139_upstream.fa.ssake_m12_o1_r0.7_t0_w1_pid63213.contigs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 table:number-rows-repeated="1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5">
        <office:forms form:automatic-focus="false" form:apply-design-mode="false"/>
        <table:table-column table:style-name="co16" table:default-cell-style-name="ce1"/>
        <table:table-column table:style-name="co17" table:number-columns-repeated="5" table:default-cell-style-name="ce1"/>
        <table:table-column table:style-name="co8" table:number-columns-repeated="1018" table:default-cell-style-name="ce1"/>
        <table:table-row table:style-name="ro1">
          <table:table-cell table:style-name="ce10" office:value-type="string">
            <text:p>file name</text:p>
          </table:table-cell>
          <table:table-cell table:style-name="ce10" office:value-type="string">
            <text:p>max contig length</text:p>
          </table:table-cell>
          <table:table-cell table:style-name="ce10" office:value-type="string">
            <text:p># of contigs</text:p>
          </table:table-cell>
          <table:table-cell table:style-name="ce10" office:value-type="string">
            <text:p># contigs &gt;100</text:p>
          </table:table-cell>
          <table:table-cell table:style-name="ce10" office:value-type="string">
            <text:p># contigs &gt;200</text:p>
          </table:table-cell>
          <table:table-cell table:style-name="ce10" office:value-type="string">
            <text:p># contigs &gt;30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05A2G05.f1_downstream.fa.ssake_m17_o1_r0.7_t0_w1_pid63213.contigs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05A2G05.f1_upstream.fa.ssake_m17_o1_r0.7_t0_w1_pid63213.contigs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06A2D02.f1_downstream.fa.ssake_m23_o1_r0.7_t0_w1_pid63213.contigs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06A2D02.f1_upstream.fa.ssake_m18_o1_r0.7_t0_w1_pid63213.contigs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10B2D11.f1_downstream.fa.ssake_m12_o1_r0.7_t0_w1_pid63213.contigs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10B2D11.f1_upstream.fa.ssake_m17_o1_r0.7_t0_w1_pid63213.contigs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12A2E09.f1_downstream.fa.ssake_m27_o1_r0.7_t0_w1_pid63213.contigs</text:p>
          </table:table-cell>
          <table:table-cell office:value-type="float" office:value="325">
            <text:p>325</text:p>
          </table:table-cell>
          <table:table-cell office:value-type="float" office:value="366">
            <text:p>366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12A2E09.f1_upstream.fa.ssake_m17_o1_r0.7_t0_w1_pid63213.contigs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24A1G12.f1_downstream.fa.ssake_m19_o1_r0.7_t0_w1_pid63213.contigs</text:p>
          </table:table-cell>
          <table:table-cell office:value-type="float" office:value="352">
            <text:p>352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24A1G12.f1_upstream.fa.ssake_m12_o1_r0.7_t0_w1_pid63213.contigs</text:p>
          </table:table-cell>
          <table:table-cell office:value-type="float" office:value="188">
            <text:p>1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27B1F11.f1_downstream.fa.ssake_m17_o1_r0.7_t0_w1_pid63213.contigs</text:p>
          </table:table-cell>
          <table:table-cell office:value-type="float" office:value="279">
            <text:p>279</text:p>
          </table:table-cell>
          <table:table-cell office:value-type="float" office:value="172">
            <text:p>17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27B1F11.f1_upstream.fa.ssake_m19_o1_r0.7_t0_w1_pid63213.contigs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48B2F05.f2_downstream.fa.ssake_m13_o1_r0.7_t0_w1_pid63213.contigs</text:p>
          </table:table-cell>
          <table:table-cell office:value-type="float" office:value="299">
            <text:p>299</text:p>
          </table:table-cell>
          <table:table-cell office:value-type="float" office:value="173">
            <text:p>17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48B2F05.f2_upstream.fa.ssake_m16_o1_r0.7_t0_w1_pid63213.contigs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49B2F02.f1_downstream.fa.ssake_m21_o1_r0.7_t0_w1_pid63213.contigs</text:p>
          </table:table-cell>
          <table:table-cell office:value-type="float" office:value="318">
            <text:p>318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49B2F02.f1_upstream.fa.ssake_m11_o1_r0.7_t0_w1_pid63213.contigs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53A2H03.f1_downstream.fa.ssake_m13_o1_r0.7_t0_w1_pid63213.contigs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53A2H03.f1_upstream.fa.ssake_m13_o1_r0.7_t0_w1_pid63213.contigs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59B2A04.f1_downstream.fa.ssake_m22_o1_r0.7_t0_w1_pid63213.contigs</text:p>
          </table:table-cell>
          <table:table-cell office:value-type="float" office:value="293">
            <text:p>29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1059B2A04.f1_upstream.fa.ssake_m20_o1_r0.7_t0_w1_pid63213.contigs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2008A1C02.f1_downstream.fa.ssake_m11_o1_r0.7_t0_w1_pid63213.contigs</text:p>
          </table:table-cell>
          <table:table-cell office:value-type="float" office:value="133">
            <text:p>13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2008A1C02.f1_upstream.fa.ssake_m19_o1_r0.7_t0_w1_pid63213.contigs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A1D08.f1_downstream.fa.ssake_m21_o1_r0.7_t0_w1_pid63213.contigs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A1D08.f1_upstream.fa.ssake_m21_o1_r0.7_t0_w1_pid63213.contigs</text:p>
          </table:table-cell>
          <table:table-cell office:value-type="float" office:value="266">
            <text:p>266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A1F04.f1_downstream.fa.ssake_m16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A1F04.f1_upstream.fa.ssake_m15_o1_r0.7_t0_w1_pid63213.contigs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B1C02.f1_downstream.fa.ssake_m18_o1_r0.7_t0_w1_pid63213.contigs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B1C02.f1_upstream.fa.ssake_m18_o1_r0.7_t0_w1_pid63213.contigs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B1D09.f1_downstream.fa.ssake_m15_o1_r0.7_t0_w1_pid63213.contigs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1B1D09.f1_upstream.fa.ssake_m22_o1_r0.7_t0_w1_pid63213.contigs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2A1H02.f1_downstream.fa.ssake_m18_o1_r0.7_t0_w1_pid63213.contigs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2A1H02.f1_upstream.fa.ssake_m28_o1_r0.7_t0_w1_pid63213.contigs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4A2B08.f1_downstream.fa.ssake_m23_o1_r0.7_t0_w1_pid63213.contigs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04A2B08.f1_upstream.fa.ssake_m32_o1_r0.7_t0_w1_pid63213.contigs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0B1A12.f1_downstream.fa.ssake_m11_o1_r0.7_t0_w1_pid63213.contigs</text:p>
          </table:table-cell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0B1A12.f1_upstream.fa.ssake_m16_o1_r0.7_t0_w1_pid63213.contigs</text:p>
          </table:table-cell>
          <table:table-cell office:value-type="float" office:value="380">
            <text:p>380</text:p>
          </table:table-cell>
          <table:table-cell office:value-type="float" office:value="11560">
            <text:p>11560</text:p>
          </table:table-cell>
          <table:table-cell office:value-type="float" office:value="2760">
            <text:p>276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0B2B01.f1_downstream.fa.ssake_m21_o1_r0.7_t0_w1_pid63213.contigs</text:p>
          </table:table-cell>
          <table:table-cell office:value-type="float" office:value="369">
            <text:p>369</text:p>
          </table:table-cell>
          <table:table-cell office:value-type="float" office:value="3413">
            <text:p>3413</text:p>
          </table:table-cell>
          <table:table-cell office:value-type="float" office:value="654">
            <text:p>65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0B2B01.f1_upstream.fa.ssake_m11_o1_r0.7_t0_w1_pid63213.contigs</text:p>
          </table:table-cell>
          <table:table-cell office:value-type="float" office:value="369">
            <text:p>369</text:p>
          </table:table-cell>
          <table:table-cell office:value-type="float" office:value="626">
            <text:p>626</text:p>
          </table:table-cell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2A1D06.f1_downstream.fa.ssake_m24_o1_r0.7_t0_w1_pid63213.contigs</text:p>
          </table:table-cell>
          <table:table-cell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2A1D06.f1_upstream.fa.ssake_m23_o1_r0.7_t0_w1_pid63213.contigs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2B1A04.f1_downstream.fa.ssake_m27_o1_r0.7_t0_w1_pid63213.contigs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2B1A04.f1_upstream.fa.ssake_m14_o1_r0.7_t0_w1_pid63213.contigs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3B1H08.f1_downstream.fa.ssake_m19_o1_r0.7_t0_w1_pid63213.contigs</text:p>
          </table:table-cell>
          <table:table-cell office:value-type="float" office:value="244">
            <text:p>244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3B1H08.f1_upstream.fa.ssake_m21_o1_r0.7_t0_w1_pid63213.contigs</text:p>
          </table:table-cell>
          <table:table-cell office:value-type="float" office:value="324">
            <text:p>324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4B1A06.f1_downstream.fa.ssake_m21_o1_r0.7_t0_w1_pid63213.contigs</text:p>
          </table:table-cell>
          <table:table-cell office:value-type="float" office:value="252">
            <text:p>252</text:p>
          </table:table-cell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4B1A06.f1_upstream.fa.ssake_m20_o1_r0.7_t0_w1_pid63213.contigs</text:p>
          </table:table-cell>
          <table:table-cell office:value-type="float" office:value="284">
            <text:p>284</text:p>
          </table:table-cell>
          <table:table-cell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5B1C04.f1_downstream.fa.ssake_m18_o1_r0.7_t0_w1_pid63213.contigs</text:p>
          </table:table-cell>
          <table:table-cell office:value-type="float" office:value="306">
            <text:p>306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5B1C04.f1_upstream.fa.ssake_m17_o1_r0.7_t0_w1_pid63213.contigs</text:p>
          </table:table-cell>
          <table:table-cell office:value-type="float" office:value="305">
            <text:p>305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8A1A08.f1_downstream.fa.ssake_m23_o1_r0.7_t0_w1_pid63213.contigs</text:p>
          </table:table-cell>
          <table:table-cell office:value-type="float" office:value="238">
            <text:p>238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8A1A08.f1_upstream.fa.ssake_m25_o1_r0.7_t0_w1_pid63213.contigs</text:p>
          </table:table-cell>
          <table:table-cell office:value-type="float" office:value="307">
            <text:p>307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9A1B03.f1_downstream.fa.ssake_m28_o1_r0.7_t0_w1_pid63213.contigs</text:p>
          </table:table-cell>
          <table:table-cell office:value-type="float" office:value="290">
            <text:p>290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9A1B03.f1_upstream.fa.ssake_m18_o1_r0.7_t0_w1_pid63213.contigs</text:p>
          </table:table-cell>
          <table:table-cell office:value-type="float" office:value="550">
            <text:p>550</text:p>
          </table:table-cell>
          <table:table-cell office:value-type="float" office:value="3826">
            <text:p>3826</text:p>
          </table:table-cell>
          <table:table-cell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9A1F03.f1_downstream.fa.ssake_m15_o1_r0.7_t0_w1_pid63213.contigs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19A1F03.f1_upstream.fa.ssake_m16_o1_r0.7_t0_w1_pid63213.contigs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1A1E12.f1_downstream.fa.ssake_m30_o1_r0.7_t0_w1_pid63213.contigs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1A1E12.f1_upstream.fa.ssake_m21_o1_r0.7_t0_w1_pid63213.contigs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2B1G10.f1_downstream.fa.ssake_m17_o1_r0.7_t0_w1_pid63213.contigs</text:p>
          </table:table-cell>
          <table:table-cell office:value-type="float" office:value="342">
            <text:p>342</text:p>
          </table:table-cell>
          <table:table-cell office:value-type="float" office:value="1564">
            <text:p>1564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2B1G10.f1_upstream.fa.ssake_m14_o1_r0.7_t0_w1_pid63213.contigs</text:p>
          </table:table-cell>
          <table:table-cell office:value-type="float" office:value="282">
            <text:p>282</text:p>
          </table:table-cell>
          <table:table-cell office:value-type="float" office:value="467">
            <text:p>467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3A2E12.f1_downstream.fa.ssake_m20_o1_r0.7_t0_w1_pid63213.contigs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03023A2E12.f1_upstream.fa.ssake_m17_o1_r0.7_t0_w1_pid63213.contigs</text:p>
          </table:table-cell>
          <table:table-cell office:value-type="float" office:value="447">
            <text:p>447</text:p>
          </table:table-cell>
          <table:table-cell office:value-type="float" office:value="1115">
            <text:p>1115</text:p>
          </table:table-cell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094.C1.Contig1233_downstream.fa.ssake_m13_o1_r0.7_t0_w1_pid63213.contigs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094.C1.Contig1233_upstream.fa.ssake_m20_o1_r0.7_t0_w1_pid63213.contigs</text:p>
          </table:table-cell>
          <table:table-cell office:value-type="float" office:value="291">
            <text:p>29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365.C1.Contig1509_downstream.fa.ssake_m12_o1_r0.7_t0_w1_pid63213.contigs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365.C1.Contig1509_upstream.fa.ssake_m21_o1_r0.7_t0_w1_pid63213.contigs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48.C1.Contig208_downstream.fa.ssake_m11_o1_r0.7_t0_w1_pid63213.contigs</text:p>
          </table:table-cell>
          <table:table-cell office:value-type="float" office:value="262">
            <text:p>262</text:p>
          </table:table-cell>
          <table:table-cell office:value-type="float" office:value="182">
            <text:p>18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48.C1.Contig208_upstream.fa.ssake_m11_o1_r0.7_t0_w1_pid63213.contigs</text:p>
          </table:table-cell>
          <table:table-cell office:value-type="float" office:value="275">
            <text:p>275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4.C2.Contig19_downstream.fa.ssake_m19_o1_r0.7_t0_w1_pid63213.contigs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4.C2.Contig19_upstream.fa.ssake_m13_o1_r0.7_t0_w1_pid63213.contigs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53.C1.Contig213_downstream.fa.ssake_m16_o1_r0.7_t0_w1_pid63213.contigs</text:p>
          </table:table-cell>
          <table:table-cell office:value-type="float" office:value="203">
            <text:p>2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53.C1.Contig213_upstream.fa.ssake_m20_o1_r0.7_t0_w1_pid63213.contigs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628.C1.Contig1776_downstream.fa.ssake_m28_o1_r0.7_t0_w1_pid63213.contigs</text:p>
          </table:table-cell>
          <table:table-cell office:value-type="float" office:value="307">
            <text:p>307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1628.C1.Contig1776_upstream.fa.ssake_m19_o1_r0.7_t0_w1_pid63213.contigs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439.C1.Contig2600_downstream.fa.ssake_m13_o1_r0.7_t0_w1_pid63213.contigs</text:p>
          </table:table-cell>
          <table:table-cell office:value-type="float" office:value="367">
            <text:p>36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439.C1.Contig2600_upstream.fa.ssake_m17_o1_r0.7_t0_w1_pid63213.contigs</text:p>
          </table:table-cell>
          <table:table-cell office:value-type="float" office:value="362">
            <text:p>362</text:p>
          </table:table-cell>
          <table:table-cell office:value-type="float" office:value="758">
            <text:p>758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546.C1.Contig2708_downstream.fa.ssake_m14_o1_r0.7_t0_w1_pid63213.contigs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546.C1.Contig2708_upstream.fa.ssake_m22_o1_r0.7_t0_w1_pid63213.contigs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745.C1.Contig2904_downstream.fa.ssake_m18_o1_r0.7_t0_w1_pid63213.contigs</text:p>
          </table:table-cell>
          <table:table-cell office:value-type="float" office:value="232">
            <text:p>2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745.C1.Contig2904_upstream.fa.ssake_m27_o1_r0.7_t0_w1_pid63213.contigs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844.C1.Contig3004_downstream.fa.ssake_m23_o1_r0.7_t0_w1_pid63213.contigs</text:p>
          </table:table-cell>
          <table:table-cell office:value-type="float" office:value="268">
            <text:p>26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844.C1.Contig3004_upstream.fa.ssake_m19_o1_r0.7_t0_w1_pid63213.contigs</text:p>
          </table:table-cell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9.C2.Contig39_downstream.fa.ssake_m12_o1_r0.7_t0_w1_pid63213.contigs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29.C2.Contig39_upstream.fa.ssake_m22_o1_r0.7_t0_w1_pid63213.contigs</text:p>
          </table:table-cell>
          <table:table-cell office:value-type="float" office:value="338">
            <text:p>338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301.C1.Contig3445_downstream.fa.ssake_m14_o1_r0.7_t0_w1_pid63213.contigs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301.C1.Contig3445_upstream.fa.ssake_m21_o1_r0.7_t0_w1_pid63213.contigs</text:p>
          </table:table-cell>
          <table:table-cell office:value-type="float" office:value="390">
            <text:p>390</text:p>
          </table:table-cell>
          <table:table-cell office:value-type="float" office:value="360">
            <text:p>36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5.C1.Contig49_downstream.fa.ssake_m15_o1_r0.7_t0_w1_pid63213.contigs</text:p>
          </table:table-cell>
          <table:table-cell office:value-type="float" office:value="318">
            <text:p>318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5.C1.Contig49_upstream.fa.ssake_m17_o1_r0.7_t0_w1_pid63213.contigs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629.C1.Contig3766_downstream.fa.ssake_m26_o1_r0.7_t0_w1_pid63213.contigs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629.C1.Contig3766_upstream.fa.ssake_m25_o1_r0.7_t0_w1_pid63213.contigs</text:p>
          </table:table-cell>
          <table:table-cell office:value-type="float" office:value="272">
            <text:p>2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754.C1.Contig3884_downstream.fa.ssake_m14_o1_r0.7_t0_w1_pid63213.contigs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3754.C1.Contig3884_upstream.fa.ssake_m15_o1_r0.7_t0_w1_pid63213.contigs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012.C1.Contig4139_downstream.fa.ssake_m15_o1_r0.7_t0_w1_pid63213.contigs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012.C1.Contig4139_upstream.fa.ssake_m19_o1_r0.7_t0_w1_pid63213.contigs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254.C1.Contig4373_downstream.fa.ssake_m20_o1_r0.7_t0_w1_pid63213.contigs</text:p>
          </table:table-cell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254.C1.Contig4373_upstream.fa.ssake_m20_o1_r0.7_t0_w1_pid63213.contigs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04.C1.Contig4423_downstream.fa.ssake_m12_o1_r0.7_t0_w1_pid63213.contigs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04.C1.Contig4423_upstream.fa.ssake_m17_o1_r0.7_t0_w1_pid63213.contigs</text:p>
          </table:table-cell>
          <table:table-cell office:value-type="float" office:value="345">
            <text:p>345</text:p>
          </table:table-cell>
          <table:table-cell office:value-type="float" office:value="461">
            <text:p>461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13.C1.Contig4431_downstream.fa.ssake_m15_o1_r0.7_t0_w1_pid63213.contigs</text:p>
          </table:table-cell>
          <table:table-cell office:value-type="float" office:value="264">
            <text:p>26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13.C1.Contig4431_upstream.fa.ssake_m13_o1_r0.7_t0_w1_pid63213.contigs</text:p>
          </table:table-cell>
          <table:table-cell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24.C1.Contig4440_downstream.fa.ssake_m24_o1_r0.7_t0_w1_pid63213.contigs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324.C1.Contig4440_upstream.fa.ssake_m17_o1_r0.7_t0_w1_pid63213.contigs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466.C1.Contig4569_downstream.fa.ssake_m19_o1_r0.7_t0_w1_pid63213.contigs</text:p>
          </table:table-cell>
          <table:table-cell office:value-type="float" office:value="503">
            <text:p>503</text:p>
          </table:table-cell>
          <table:table-cell office:value-type="float" office:value="919">
            <text:p>919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466.C1.Contig4569_upstream.fa.ssake_m20_o1_r0.7_t0_w1_pid63213.contigs</text:p>
          </table:table-cell>
          <table:table-cell office:value-type="float" office:value="642">
            <text:p>642</text:p>
          </table:table-cell>
          <table:table-cell office:value-type="float" office:value="805">
            <text:p>805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543.C1.Contig4643_downstream.fa.ssake_m11_o1_r0.7_t0_w1_pid63213.contigs</text:p>
          </table:table-cell>
          <table:table-cell office:value-type="float" office:value="356">
            <text:p>356</text:p>
          </table:table-cell>
          <table:table-cell office:value-type="float" office:value="1223">
            <text:p>1223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543.C1.Contig4643_upstream.fa.ssake_m20_o1_r0.7_t0_w1_pid63213.contigs</text:p>
          </table:table-cell>
          <table:table-cell office:value-type="float" office:value="441">
            <text:p>441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6.C1.Contig64_downstream.fa.ssake_m16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46.C1.Contig64_upstream.fa.ssake_m15_o1_r0.7_t0_w1_pid63213.contig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37.C1.Contig745_downstream.fa.ssake_m12_o1_r0.7_t0_w1_pid63213.contigs</text:p>
          </table:table-cell>
          <table:table-cell office:value-type="float" office:value="341">
            <text:p>341</text:p>
          </table:table-cell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37.C1.Contig745_upstream.fa.ssake_m24_o1_r0.7_t0_w1_pid63213.contigs</text:p>
          </table:table-cell>
          <table:table-cell office:value-type="float" office:value="327">
            <text:p>327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37.C2.Contig746_downstream.fa.ssake_m27_o1_r0.7_t0_w1_pid63213.contigs</text:p>
          </table:table-cell>
          <table:table-cell office:value-type="float" office:value="281">
            <text:p>28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37.C2.Contig746_upstream.fa.ssake_m29_o1_r0.7_t0_w1_pid63213.contigs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4.C1.Contig86_downstream.fa.ssake_m16_o1_r0.7_t0_w1_pid63213.contigs</text:p>
          </table:table-cell>
          <table:table-cell office:value-type="float" office:value="271">
            <text:p>271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4.C1.Contig86_upstream.fa.ssake_m18_o1_r0.7_t0_w1_pid63213.contigs</text:p>
          </table:table-cell>
          <table:table-cell office:value-type="float" office:value="211">
            <text:p>2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89.C1.Contig803_downstream.fa.ssake_m15_o1_r0.7_t0_w1_pid63213.contigs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689.C1.Contig803_upstream.fa.ssake_m16_o1_r0.7_t0_w1_pid63213.contigs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11.Contig117_downstream.fa.ssake_m22_o1_r0.7_t0_w1_pid63213.contigs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11.Contig117_upstream.fa.ssake_m19_o1_r0.7_t0_w1_pid63213.contigs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5.Contig111_downstream.fa.ssake_m23_o1_r0.7_t0_w1_pid63213.contigs</text:p>
          </table:table-cell>
          <table:table-cell office:value-type="float" office:value="254">
            <text:p>25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5.Contig111_upstream.fa.ssake_m30_o1_r0.7_t0_w1_pid63213.contigs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8.Contig114_downstream.fa.ssake_m16_o1_r0.7_t0_w1_pid63213.contigs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79.C8.Contig114_upstream.fa.ssake_m11_o1_r0.7_t0_w1_pid63213.contigs</text:p>
          </table:table-cell>
          <table:table-cell office:value-type="float" office:value="252">
            <text:p>252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816.C1.Contig944_downstream.fa.ssake_m24_o1_r0.7_t0_w1_pid63213.contigs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816.C1.Contig944_upstream.fa.ssake_m19_o1_r0.7_t0_w1_pid63213.contigs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2.Contig134_downstream.fa.ssake_m16_o1_r0.7_t0_w1_pid63213.contigs</text:p>
          </table:table-cell>
          <table:table-cell office:value-type="float" office:value="220">
            <text:p>22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2.Contig134_upstream.fa.ssake_m20_o1_r0.7_t0_w1_pid63213.contigs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5.Contig137_downstream.fa.ssake_m21_o1_r0.7_t0_w1_pid63213.contigs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5.Contig137_upstream.fa.ssake_m17_o1_r0.7_t0_w1_pid63213.contigs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7.Contig139_downstream.fa.ssake_m22_o1_r0.7_t0_w1_pid63213.contigs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eaned_all_Big_Data_LC.91.C7.Contig139_upstream.fa.ssake_m12_o1_r0.7_t0_w1_pid63213.contigs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6">
        <office:forms form:automatic-focus="false" form:apply-design-mode="false"/>
        <table:table-column table:style-name="co8" table:number-columns-repeated="128" table:default-cell-style-name="ce13"/>
        <table:table-row table:style-name="ro2" table:number-rows-repeated="127">
          <table:table-cell table:number-columns-repeated="128"/>
        </table:table-row>
        <table:table-row table:style-name="ro2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border="none" fo:padding="0cm" style:shadow="none"/>
      </style:header-style>
      <style:footer-style>
        <style:header-footer-properties fo:min-height="0.751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4/11/2014</text:date>, <text:time>14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_5f_5" style:display-name="Sheet1_5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_5f_4" style:display-name="Sheet1_4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_5f_3" style:display-name="Sheet1_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_5f_2" style:display-name="Sheet1_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24T14:29:59</dc:date>
    <meta:creation-date>2014-06-04T15:50:04Z</meta:creation-date>
    <meta:editing-cycles>97</meta:editing-cycles>
    <meta:editing-duration>P3DT15H23M23S</meta:editing-duration>
    <meta:generator>LibreOffice/3.3$Unix LibreOffice_project/330m19$Build-202</meta:generator>
    <dc:creator>Claudius Kerth</dc:creator>
    <meta:document-statistic meta:table-count="6" meta:cell-count="3976" meta:object-count="0"/>
  </office:meta>
</office:document-meta>
</file>